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1.5cm" draw:shadow="hidden"/>
    </style:style>
    <style:style style:name="gr2" style:family="graphic" style:parent-style-name="standard">
      <style:graphic-properties draw:fill="none" draw:fill-color="#e6e6e6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none" draw:fill-color="#e6e6e6" draw:textarea-horizontal-align="center" draw:textarea-vertical-align="middle" draw:shadow="hidden"/>
    </style:style>
    <style:style style:name="gr4" style:family="graphic" style:parent-style-name="standard">
      <style:graphic-properties draw:fill="none" draw:fill-color="#e6e6e6" draw:textarea-horizontal-align="center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e6e6e6" fo:min-height="0.5cm" draw:shadow="hidden"/>
    </style:style>
    <style:style style:name="gr6" style:family="graphic" style:parent-style-name="standard">
      <style:graphic-properties draw:marker-end="Arrow" draw:marker-end-width="0.3cm" draw:fill="none" draw:fill-color="#e6e6e6" draw:textarea-horizontal-align="center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e6e6e6" fo:min-height="0.75cm" draw:shadow="hidden"/>
    </style:style>
    <style:style style:name="gr8" style:family="graphic" style:parent-style-name="standard">
      <style:graphic-properties draw:stroke="none" svg:stroke-color="#000000" draw:fill="none" draw:fill-color="#e6e6e6" fo:min-height="0cm" draw:shadow="hidden"/>
    </style:style>
    <style:style style:name="gr9" style:family="graphic" style:parent-style-name="standard">
      <style:graphic-properties draw:stroke="none" svg:stroke-color="#000000" draw:fill="none" draw:fill-color="#e6e6e6" fo:min-height="1cm" draw:shadow="hidden"/>
    </style:style>
    <style:style style:name="gr10" style:family="graphic" style:parent-style-name="standard">
      <style:graphic-properties draw:stroke="none" svg:stroke-color="#000000" draw:fill="none" draw:fill-color="#e6e6e6" fo:min-height="0.35cm" draw:shadow="hidden"/>
    </style:style>
    <style:style style:name="gr11" style:family="graphic" style:parent-style-name="standard">
      <style:graphic-properties draw:stroke="none" svg:stroke-color="#000000" draw:fill="none" draw:fill-color="#e6e6e6" fo:min-height="0.55cm" draw:shadow="hidden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5cm"/>
    </style:style>
    <style:style style:name="gr19" style:family="graphic" style:parent-style-name="standard">
      <style:graphic-properties draw:fill="none" draw:textarea-horizontal-align="center" draw:textarea-vertical-align="middle" draw:shadow="hidden"/>
    </style:style>
    <style:style style:name="gr20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fill="none" draw:textarea-horizontal-align="center" draw:textarea-vertical-align="middle" draw:shadow="hidden"/>
    </style:style>
    <style:style style:name="gr22" style:family="graphic" style:parent-style-name="standard">
      <style:graphic-properties draw:marker-end="Arrow" draw:marker-end-width="0.3cm" draw:fill="none" draw:textarea-horizontal-align="center" draw:textarea-vertical-align="middle" draw:shadow="hidden"/>
    </style:style>
    <style:style style:name="gr23" style:family="graphic" style:parent-style-name="standard">
      <style:graphic-properties draw:stroke="none" svg:stroke-color="#000000" draw:fill="none" draw:fill-color="#ffffff" fo:min-height="0.75cm" draw:shadow="hidden"/>
    </style:style>
    <style:style style:name="gr24" style:family="graphic" style:parent-style-name="standard">
      <style:graphic-properties draw:stroke="none" svg:stroke-color="#000000" draw:fill="none" draw:fill-color="#ffffff" fo:min-height="1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 draw:shadow="hidden"/>
    </style:style>
    <style:style style:name="gr27" style:family="graphic" style:parent-style-name="standard">
      <style:graphic-properties draw:stroke="none" svg:stroke-color="#000000" draw:fill="none" draw:fill-color="#ffffff" fo:min-height="2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 draw:shadow="hidden"/>
    </style:style>
    <style:style style:name="gr29" style:family="graphic" style:parent-style-name="standard">
      <style:graphic-properties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65cm"/>
    </style:style>
    <style:style style:name="gr3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25cm"/>
    </style:style>
    <style:style style:name="gr33" style:family="graphic" style:parent-style-name="standard">
      <style:graphic-properties draw:stroke="none" svg:stroke-color="#000000" draw:fill="none" draw:fill-color="#ffffff" fo:min-height="0.75cm"/>
    </style:style>
    <style:style style:name="gr34" style:family="graphic" style:parent-style-name="standard">
      <style:graphic-properties draw:marker-end="Arrow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5cm"/>
    </style:style>
    <style:style style:name="P1" style:family="paragraph">
      <style:paragraph-properties fo:text-align="center"/>
    </style:style>
    <style:style style:name="P2" style:family="paragraph"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82.1cm" svg:height="4.694cm" svg:x="1.1cm" svg:y="1.1cm">
          <draw:text-box>
            <text:p>BUtil 4,6. Инкремент 7. ФД-6</text:p>
            <text:p>Проектирование</text:p>
            <text:p>(с) 2009 Проект BUtil <text:a xlink:href="https://sourceforge.net/projects/butil">https://sourceforge.net/projects/butil</text:a></text:p>
            <text:p><text:span text:style-name="T1"/></text:p>
            <text:p text:style-name="P1"><text:span text:style-name="T2">Блок-схема поведения Мастера Резервного Копирования при различных условиях</text:span></text:p>
          </draw:text-box>
        </draw:frame>
        <draw:custom-shape draw:style-name="gr2" draw:text-style-name="P1" draw:id="id1" draw:layer="layout" svg:width="13.5cm" svg:height="2cm" svg:x="9.5cm" svg:y="6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13.5cm" svg:height="4cm" svg:x="9.5cm" svg:y="14.5cm">
          <text:p text:style-name="P1">Тип лога</text:p>
          <text:p text:style-name="P1"/>
          <text:p text:style-name="P1">Задание после окончания РК</text:p>
          <text:p text:style-name="P1"/>
          <text:p text:style-name="P1">Результат окончания РК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4" draw:layer="layout" svg:width="11.5cm" svg:height="5cm" svg:x="10.5cm" svg:y="19.5cm">
          <text:p text:style-name="P1">Проверка корректности </text:p>
          <text:p text:style-name="P1">настроек</text:p>
          <text:p text:style-name="P1">(хранилища и что РК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5" draw:layer="layout" svg:width="13.5cm" svg:height="2.5cm" svg:x="1.5cm" svg:y="30cm">
          <text:p text:style-name="P1">Вывести точное сообщение пользователю</text:p>
          <text:p text:style-name="P1">о проблеме и завершить работу Мастера.</text:p>
        </draw:rect>
        <draw:connector draw:style-name="gr4" draw:text-style-name="P1" draw:layer="layout" svg:x1="16.248cm" svg:y1="8cm" svg:x2="16.249cm" svg:y2="8.5cm" draw:start-shape="id1" draw:start-glue-point="8" draw:end-shape="id2" draw:end-glue-point="4" svg:d="m16248 8000v250h1v250">
          <text:p/>
        </draw:connector>
        <draw:connector draw:style-name="gr4" draw:text-style-name="P1" draw:layer="layout" svg:x1="16.248cm" svg:y1="18.498cm" svg:x2="16.248cm" svg:y2="19.5cm" draw:start-shape="id3" draw:start-glue-point="8" draw:end-shape="id4" draw:end-glue-point="4" svg:d="m16248 18498v1002">
          <text:p/>
        </draw:connector>
        <draw:connector draw:style-name="gr4" draw:text-style-name="P1" draw:layer="layout" svg:x1="10.5cm" svg:y1="21.999cm" svg:x2="8.25cm" svg:y2="30cm" draw:start-shape="id4" draw:start-glue-point="5" draw:end-shape="id5" svg:d="m10500 21999h-2250v8001">
          <text:p/>
        </draw:connector>
        <draw:frame draw:style-name="gr5" draw:layer="layout" svg:width="5cm" svg:height="0.963cm" svg:x="6.1cm" svg:y="21.137cm">
          <draw:text-box>
            <text:p>Не корректны</text:p>
          </draw:text-box>
        </draw:frame>
        <draw:custom-shape draw:style-name="gr2" draw:text-style-name="P1" draw:id="id6" draw:layer="layout" svg:width="13.5cm" svg:height="2cm" svg:x="1.5cm" svg:y="59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25cm" svg:y1="32.5cm" svg:x2="8.248cm" svg:y2="59cm" draw:start-shape="id5" draw:start-glue-point="2" draw:end-shape="id6" draw:end-glue-point="4" svg:d="m8250 32500v13250h-2v13250">
          <text:p/>
        </draw:connector>
        <draw:custom-shape draw:style-name="gr2" draw:text-style-name="P1" draw:id="id7" draw:layer="layout" svg:width="8.5cm" svg:height="4.5cm" svg:x="12cm" svg:y="25.5cm">
          <text:p text:style-name="P1">Пользователь до</text:p>
          <text:p text:style-name="P1">начала РК нажал</text:p>
          <text:p text:style-name="P1">выход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6.248cm" svg:y1="24.5cm" svg:x2="16.249cm" svg:y2="25.5cm" draw:start-shape="id4" draw:start-glue-point="6" draw:end-shape="id7" draw:end-glue-point="4" svg:d="m16248 24500v501h1v499">
          <text:p/>
        </draw:connector>
        <draw:frame draw:style-name="gr5" draw:layer="layout" svg:width="4cm" svg:height="0.963cm" svg:x="16.5cm" svg:y="24.537cm">
          <draw:text-box>
            <text:p>Корректны</text:p>
          </draw:text-box>
        </draw:frame>
        <draw:rect draw:style-name="gr3" draw:text-style-name="P1" draw:id="id8" draw:layer="layout" svg:width="10.5cm" svg:height="2cm" svg:x="11cm" svg:y="34cm">
          <text:p text:style-name="P1">Завершение работы Мастера.</text:p>
        </draw:rect>
        <draw:connector draw:style-name="gr4" draw:text-style-name="P1" draw:layer="layout" svg:x1="16.249cm" svg:y1="30cm" svg:x2="16.25cm" svg:y2="34cm" draw:start-shape="id7" draw:start-glue-point="6" draw:end-shape="id8" draw:end-glue-point="0" svg:d="m16249 30000v2001h1v1999">
          <text:p/>
        </draw:connector>
        <draw:connector draw:style-name="gr6" draw:text-style-name="P1" draw:layer="layout" svg:x1="16.25cm" svg:y1="36cm" svg:x2="8.289cm" svg:y2="36.502cm" draw:start-shape="id8" draw:start-glue-point="2" svg:d="m16250 36000v501h-7961v1">
          <text:p/>
        </draw:connector>
        <draw:frame draw:style-name="gr7" draw:layer="layout" svg:width="1.6cm" svg:height="1cm" svg:x="16.4cm" svg:y="30cm">
          <draw:text-box>
            <text:p>Да</text:p>
          </draw:text-box>
        </draw:frame>
        <draw:custom-shape draw:style-name="gr2" draw:text-style-name="P1" draw:id="id9" draw:layer="layout" svg:width="14.5cm" svg:height="5cm" svg:x="20.5cm" svg:y="28.5cm">
          <text:p text:style-name="P1">Пользователь во время РК </text:p>
          <text:p text:style-name="P1">нажал выход или решил закрыть форму </text:p>
          <text:p text:style-name="P1">и подтвердил остановку РК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5cm" svg:y1="27.749cm" svg:x2="27.748cm" svg:y2="28.5cm" draw:start-shape="id7" draw:start-glue-point="7" draw:end-shape="id9" draw:end-glue-point="4" svg:d="m20500 27749h7248v751">
          <text:p/>
        </draw:connector>
        <draw:frame draw:style-name="gr8" draw:layer="layout" svg:width="2cm" svg:height="0.963cm" svg:x="20.5cm" svg:y="26.65cm">
          <draw:text-box>
            <text:p>Нет</text:p>
          </draw:text-box>
        </draw:frame>
        <draw:rect draw:style-name="gr3" draw:text-style-name="P1" draw:id="id10" draw:layer="layout" svg:width="11.5cm" svg:height="6.3cm" svg:x="22cm" svg:y="34.7cm">
          <text:p text:style-name="P1">Должен открыться лог с большой </text:p>
          <text:p text:style-name="P1">видимой надписью</text:p>
          <text:p text:style-name="P1">- «остановлено пользователем»</text:p>
          <text:p text:style-name="P1">Приложение должно завершить </text:p>
          <text:p text:style-name="P1">свою работу и НЕ выполнять задание </text:p>
          <text:p text:style-name="P1">по управлению ПК</text:p>
        </draw:rect>
        <draw:connector draw:style-name="gr4" draw:text-style-name="P1" draw:layer="layout" svg:x1="27.748cm" svg:y1="33.5cm" svg:x2="27.75cm" svg:y2="34.7cm" draw:start-shape="id9" draw:start-glue-point="6" draw:end-shape="id10" draw:end-glue-point="0" svg:d="m27748 33500v601h2v599">
          <text:p/>
        </draw:connector>
        <draw:frame draw:style-name="gr7" draw:layer="layout" svg:width="1.5cm" svg:height="1cm" svg:x="26cm" svg:y="33.5cm">
          <draw:text-box>
            <text:p>Да</text:p>
          </draw:text-box>
        </draw:frame>
        <draw:custom-shape draw:style-name="gr2" draw:text-style-name="P1" draw:id="id11" draw:layer="layout" svg:width="7cm" svg:height="4.5cm" svg:x="33.5cm" svg:y="32cm">
          <text:p text:style-name="P1">РК закончилось </text:p>
          <text:p text:style-name="P1">БЕЗ ошибок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4.998cm" svg:y1="30.999cm" svg:x2="37cm" svg:y2="32cm" draw:start-shape="id9" draw:start-glue-point="7" draw:end-shape="id11" svg:d="m34998 30999h2002v1001">
          <text:p/>
        </draw:connector>
        <draw:frame draw:style-name="gr7" draw:layer="layout" svg:width="2cm" svg:height="1cm" svg:x="35.3cm" svg:y="30cm">
          <draw:text-box>
            <text:p>Нет</text:p>
          </draw:text-box>
        </draw:frame>
        <draw:connector draw:style-name="gr4" draw:text-style-name="P1" draw:layer="layout" svg:x1="36.999cm" svg:y1="36.5cm" svg:x2="36.999cm" svg:y2="40.2cm" draw:start-shape="id11" draw:start-glue-point="6" draw:end-shape="id12" draw:end-glue-point="4" svg:d="m36999 36500v3700">
          <text:p/>
        </draw:connector>
        <draw:frame draw:style-name="gr9" draw:layer="layout" svg:width="1.5cm" svg:height="1.25cm" svg:x="35.5cm" svg:y="36.5cm">
          <draw:text-box>
            <text:p>Да</text:p>
          </draw:text-box>
        </draw:frame>
        <draw:connector draw:style-name="gr4" draw:text-style-name="P1" draw:layer="layout" svg:x1="40.5cm" svg:y1="34.249cm" svg:x2="46.999cm" svg:y2="35cm" draw:start-shape="id11" draw:start-glue-point="7" draw:end-shape="id13" draw:end-glue-point="4" svg:d="m40500 34249h6499v751">
          <text:p/>
        </draw:connector>
        <draw:frame draw:style-name="gr7" draw:layer="layout" svg:width="2.5cm" svg:height="1cm" svg:x="40.8cm" svg:y="33.1cm">
          <draw:text-box>
            <text:p>Нет</text:p>
          </draw:text-box>
        </draw:frame>
        <draw:connector draw:style-name="gr6" draw:text-style-name="P1" draw:layer="layout" svg:x1="27.75cm" svg:y1="41cm" svg:x2="8.249cm" svg:y2="41.516cm" draw:start-shape="id10" draw:start-glue-point="2" svg:d="m27750 41000v508h-19501v8">
          <text:p/>
        </draw:connector>
        <draw:custom-shape draw:style-name="gr2" draw:text-style-name="P1" draw:id="id12" draw:layer="layout" svg:width="7cm" svg:height="3.5cm" svg:x="33.5cm" svg:y="40.2cm">
          <text:p text:style-name="P1">Уровень логов</text:p>
          <text:p text:style-name="P1">ПОДДЕРЖК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15" draw:layer="layout" svg:width="10.8cm" svg:height="4cm" svg:x="9.5cm" svg:y="47cm">
          <text:p text:style-name="P1">Отобразить модальное </text:p>
          <text:p text:style-name="P1">сообщение;</text:p>
          <text:p text:style-name="P1">После этого закрыть форму</text:p>
        </draw:rect>
        <draw:custom-shape draw:style-name="gr2" draw:text-style-name="P1" draw:id="id14" draw:layer="layout" svg:width="9cm" svg:height="3cm" svg:x="10.4cm" svg:y="42.5cm">
          <text:p text:style-name="P1">ПослеРК нет задания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3.5cm" svg:y1="41.949cm" svg:x2="14.899cm" svg:y2="42.5cm" draw:start-shape="id12" draw:start-glue-point="5" draw:end-shape="id14" draw:end-glue-point="4" svg:d="m33500 41949h-18601v551">
          <text:p/>
        </draw:connector>
        <draw:connector draw:style-name="gr4" draw:text-style-name="P1" draw:layer="layout" svg:x1="14.899cm" svg:y1="45.5cm" svg:x2="14.9cm" svg:y2="47cm" draw:start-shape="id14" draw:start-glue-point="6" draw:end-shape="id15" draw:end-glue-point="0" svg:d="m14899 45500v751h1v749">
          <text:p/>
        </draw:connector>
        <draw:frame draw:style-name="gr10" draw:layer="layout" svg:width="2cm" svg:height="0.963cm" svg:x="31.6cm" svg:y="42cm">
          <draw:text-box>
            <text:p>Нет</text:p>
          </draw:text-box>
        </draw:frame>
        <draw:frame draw:style-name="gr7" draw:layer="layout" svg:width="2.1cm" svg:height="1cm" svg:x="15.1cm" svg:y="45.5cm">
          <draw:text-box>
            <text:p>Нет</text:p>
          </draw:text-box>
        </draw:frame>
        <draw:connector draw:style-name="gr6" draw:text-style-name="P1" draw:layer="layout" svg:x1="14.9cm" svg:y1="51cm" svg:x2="8.248cm" svg:y2="51.516cm" draw:start-shape="id15" draw:start-glue-point="2" svg:d="m14900 51000v508h-6652v8">
          <text:p/>
        </draw:connector>
        <draw:rect draw:style-name="gr3" draw:text-style-name="P1" draw:id="id16" draw:layer="layout" svg:width="5.5cm" svg:height="4cm" svg:x="22cm" svg:y="47cm">
          <text:p text:style-name="P1">Выполнить </text:p>
          <text:p text:style-name="P1">задание</text:p>
          <text:p text:style-name="P1">Закрыть </text:p>
          <text:p text:style-name="P1">ПРИЛОЖЕНИЕ.</text:p>
        </draw:rect>
        <draw:connector draw:style-name="gr4" draw:text-style-name="P1" draw:layer="layout" svg:x1="19.4cm" svg:y1="43.999cm" svg:x2="24.75cm" svg:y2="47cm" draw:start-shape="id14" draw:start-glue-point="7" draw:end-shape="id16" draw:end-glue-point="0" svg:d="m19400 43999h5350v3001">
          <text:p/>
        </draw:connector>
        <draw:frame draw:style-name="gr5" draw:layer="layout" svg:width="3.5cm" svg:height="0.963cm" svg:x="19.8cm" svg:y="43cm">
          <draw:text-box>
            <text:p>Есть</text:p>
          </draw:text-box>
        </draw:frame>
        <draw:connector draw:style-name="gr6" draw:text-style-name="P1" draw:layer="layout" draw:line-skew="0.486cm" svg:x1="24.75cm" svg:y1="51cm" svg:x2="8.249cm" svg:y2="52.528cm" draw:start-shape="id16" draw:start-glue-point="2" svg:d="m24750 51000v1500h-16501v28">
          <text:p/>
        </draw:connector>
        <draw:rect draw:style-name="gr3" draw:text-style-name="P1" draw:id="id17" draw:layer="layout" svg:width="9cm" svg:height="2cm" svg:x="32.5cm" svg:y="45.5cm">
          <text:p text:style-name="P1">Открыть броузер с логом</text:p>
          <text:p text:style-name="P1">Закрыть приложение</text:p>
        </draw:rect>
        <draw:connector draw:style-name="gr4" draw:text-style-name="P1" draw:layer="layout" svg:x1="36.999cm" svg:y1="43.7cm" svg:x2="37cm" svg:y2="45.5cm" draw:start-shape="id12" draw:start-glue-point="6" draw:end-shape="id17" svg:d="m36999 43700v901h1v899">
          <text:p/>
        </draw:connector>
        <draw:frame draw:style-name="gr9" draw:layer="layout" svg:width="1.3cm" svg:height="1.25cm" svg:x="35.6cm" svg:y="43.9cm">
          <draw:text-box>
            <text:p>Да</text:p>
          </draw:text-box>
        </draw:frame>
        <draw:connector draw:style-name="gr6" draw:text-style-name="P1" draw:layer="layout" draw:line-skew="2.75cm" svg:x1="37cm" svg:y1="47.5cm" svg:x2="8.171cm" svg:y2="53.5cm" draw:start-shape="id17" draw:start-glue-point="2" svg:d="m37000 47500v6000h-28829v0">
          <text:p/>
        </draw:connector>
        <draw:custom-shape draw:style-name="gr2" draw:text-style-name="P1" draw:id="id13" draw:layer="layout" svg:width="7cm" svg:height="3.5cm" svg:x="43.5cm" svg:y="35cm">
          <text:p text:style-name="P1">Уровень логов</text:p>
          <text:p text:style-name="P1">ПОДДЕРЖК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18" draw:layer="layout" svg:width="9cm" svg:height="2cm" svg:x="42.5cm" svg:y="40cm">
          <text:p text:style-name="P1">Открыть броузер с логом</text:p>
          <text:p text:style-name="P1">Закрыть приложение</text:p>
        </draw:rect>
        <draw:connector draw:style-name="gr4" draw:text-style-name="P1" draw:layer="layout" svg:x1="46.999cm" svg:y1="38.5cm" svg:x2="47cm" svg:y2="40cm" draw:start-shape="id13" draw:start-glue-point="6" draw:end-shape="id18" draw:end-glue-point="0" svg:d="m46999 38500v751h1v749">
          <text:p/>
        </draw:connector>
        <draw:frame draw:style-name="gr9" draw:layer="layout" svg:width="1.5cm" svg:height="1.25cm" svg:x="45.3cm" svg:y="38.5cm">
          <draw:text-box>
            <text:p>Да</text:p>
          </draw:text-box>
        </draw:frame>
        <draw:connector draw:style-name="gr6" draw:text-style-name="P1" draw:layer="layout" draw:line-skew="6.09cm" svg:x1="47cm" svg:y1="42cm" svg:x2="8.213cm" svg:y2="54.681cm" draw:start-shape="id18" draw:start-glue-point="2" svg:d="m47000 42000v12681h-38787v0">
          <text:p/>
        </draw:connector>
        <draw:rect draw:style-name="gr3" draw:text-style-name="P1" draw:id="id21" draw:layer="layout" svg:width="10.8cm" svg:height="4cm" svg:x="51.5cm" svg:y="44cm">
          <text:p text:style-name="P1">Отобразить модальное </text:p>
          <text:p text:style-name="P1">сообщение;</text:p>
          <text:p text:style-name="P1">После этого закрыть форму</text:p>
        </draw:rect>
        <draw:custom-shape draw:style-name="gr2" draw:text-style-name="P1" draw:id="id19" draw:layer="layout" svg:width="9cm" svg:height="3cm" svg:x="52.4cm" svg:y="39.5cm">
          <text:p text:style-name="P1">ПослеРК нет задания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20" draw:layer="layout" svg:width="8.5cm" svg:height="4cm" svg:x="64cm" svg:y="44cm">
          <text:p text:style-name="P1">Выполнить задание</text:p>
          <text:p text:style-name="P1">Закрыть ПРИЛОЖЕНИЕ.</text:p>
        </draw:rect>
        <draw:connector draw:style-name="gr4" draw:text-style-name="P1" draw:layer="layout" svg:x1="50.5cm" svg:y1="36.749cm" svg:x2="56.899cm" svg:y2="39.5cm" draw:start-shape="id13" draw:start-glue-point="7" draw:end-shape="id19" draw:end-glue-point="4" svg:d="m50500 36749h6399v2751">
          <text:p/>
        </draw:connector>
        <draw:frame draw:style-name="gr7" draw:layer="layout" svg:width="2cm" svg:height="1cm" svg:x="51cm" svg:y="35.7cm">
          <draw:text-box>
            <text:p>Нет</text:p>
          </draw:text-box>
        </draw:frame>
        <draw:connector draw:style-name="gr4" draw:text-style-name="P1" draw:layer="layout" svg:x1="61.4cm" svg:y1="40.999cm" svg:x2="68.25cm" svg:y2="44cm" draw:start-shape="id19" draw:start-glue-point="7" draw:end-shape="id20" draw:end-glue-point="0" svg:d="m61400 40999h6850v3001">
          <text:p/>
        </draw:connector>
        <draw:frame draw:style-name="gr7" draw:layer="layout" svg:width="2.5cm" svg:height="1cm" svg:x="62cm" svg:y="39.9cm">
          <draw:text-box>
            <text:p>Есть</text:p>
          </draw:text-box>
        </draw:frame>
        <draw:connector draw:style-name="gr4" draw:text-style-name="P1" draw:layer="layout" svg:x1="56.899cm" svg:y1="42.5cm" svg:x2="56.9cm" svg:y2="44cm" draw:start-shape="id19" draw:start-glue-point="6" draw:end-shape="id21" draw:end-glue-point="0" svg:d="m56899 42500v751h1v749">
          <text:p/>
        </draw:connector>
        <draw:frame draw:style-name="gr11" draw:layer="layout" svg:width="1.7cm" svg:height="0.963cm" svg:x="55cm" svg:y="42.7cm">
          <draw:text-box>
            <text:p>Нет</text:p>
          </draw:text-box>
        </draw:frame>
        <draw:connector draw:style-name="gr6" draw:text-style-name="P1" draw:layer="layout" draw:line-skew="3.829cm" svg:x1="56.9cm" svg:y1="48cm" svg:x2="8.216cm" svg:y2="55.841cm" draw:start-shape="id21" draw:start-glue-point="2" svg:d="m56900 48000v8000h-48684v-159">
          <text:p/>
        </draw:connector>
        <draw:connector draw:style-name="gr6" draw:text-style-name="P1" draw:layer="layout" draw:line-skew="4.147cm" svg:x1="68.25cm" svg:y1="48cm" svg:x2="8.257cm" svg:y2="56.794cm" draw:start-shape="id20" draw:start-glue-point="2" svg:d="m68250 48000v8794h-59993v0">
          <text:p/>
        </draw:connector>
        <draw:custom-shape draw:style-name="gr12" draw:text-style-name="P1" draw:id="id2" draw:layer="layout" svg:width="7.5cm" svg:height="4.5cm" svg:x="12.5cm" svg:y="8.5cm">
          <text:p text:style-name="P1">Запуск из формы</text:p>
          <text:p text:style-name="P1">конфигуратор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1" draw:id="id22" draw:layer="layout" svg:width="8cm" svg:height="1cm" svg:x="2cm" svg:y="11.5cm">
          <text:p text:style-name="P1">Запуск как приложения</text:p>
        </draw:rect>
        <draw:connector draw:style-name="gr14" draw:text-style-name="P1" draw:layer="layout" svg:x1="12.5cm" svg:y1="10.749cm" svg:x2="6cm" svg:y2="11.5cm" draw:start-shape="id2" draw:start-glue-point="5" draw:end-shape="id22" draw:end-glue-point="0" svg:d="m12500 10749h-6500v751">
          <text:p/>
        </draw:connector>
        <draw:connector draw:style-name="gr14" draw:text-style-name="P1" draw:layer="layout" svg:x1="16.249cm" svg:y1="13cm" svg:x2="16.248cm" svg:y2="14.5cm" draw:start-shape="id2" draw:start-glue-point="6" draw:end-shape="id3" draw:end-glue-point="5" svg:d="m16249 13000v751h-1v749">
          <text:p/>
        </draw:connector>
        <draw:frame draw:style-name="gr15" draw:layer="layout" svg:width="2.5cm" svg:height="1.25cm" svg:x="16.5cm" svg:y="13cm">
          <draw:text-box>
            <text:p>Нет</text:p>
          </draw:text-box>
        </draw:frame>
        <draw:frame draw:style-name="gr16" draw:layer="layout" svg:width="1.5cm" svg:height="1.1cm" svg:x="11cm" svg:y="9.9cm">
          <draw:text-box>
            <text:p>Да</text:p>
          </draw:text-box>
        </draw:frame>
        <draw:connector draw:style-name="gr17" draw:text-style-name="P1" draw:layer="layout" draw:line-skew="7.043cm" svg:x1="6cm" svg:y1="12.5cm" svg:x2="8.229cm" svg:y2="27.086cm" draw:start-shape="id22" draw:start-glue-point="2" svg:d="m6000 12500v14586h2229v0">
          <text:p/>
        </draw:connector>
        <draw:custom-shape draw:style-name="gr2" draw:text-style-name="P1" draw:id="id23" draw:layer="layout" svg:width="13.5cm" svg:height="2cm" svg:x="10cm" svg:y="6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5" draw:layer="layout" svg:width="13.5cm" svg:height="4cm" svg:x="10cm" svg:y="72.5cm">
          <text:p text:style-name="P1">Log type</text:p>
          <text:p text:style-name="P1"/>
          <text:p text:style-name="P1">Task after completion of backu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26" draw:layer="layout" svg:width="11.5cm" svg:height="5cm" svg:x="11cm" svg:y="77.5cm">
          <text:p text:style-name="P1">Are the settings correc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27" draw:layer="layout" svg:width="13.5cm" svg:height="2.5cm" svg:x="2cm" svg:y="88cm">
          <text:p text:style-name="P1">Show to user exact information about problem</text:p>
          <text:p text:style-name="P1">and close program</text:p>
        </draw:rect>
        <draw:connector draw:style-name="gr4" draw:text-style-name="P1" draw:layer="layout" svg:x1="16.748cm" svg:y1="66cm" svg:x2="16.749cm" svg:y2="66.5cm" draw:start-shape="id23" draw:start-glue-point="8" draw:end-shape="id24" draw:end-glue-point="4" svg:d="m16748 66000v250h1v250">
          <text:p/>
        </draw:connector>
        <draw:connector draw:style-name="gr4" draw:text-style-name="P1" draw:layer="layout" svg:x1="16.748cm" svg:y1="76.498cm" svg:x2="16.748cm" svg:y2="77.5cm" draw:start-shape="id25" draw:start-glue-point="8" draw:end-shape="id26" draw:end-glue-point="4" svg:d="m16748 76498v1002">
          <text:p/>
        </draw:connector>
        <draw:connector draw:style-name="gr4" draw:text-style-name="P1" draw:layer="layout" svg:x1="11cm" svg:y1="79.999cm" svg:x2="8.75cm" svg:y2="88cm" draw:start-shape="id26" draw:start-glue-point="5" draw:end-shape="id27" svg:d="m11000 79999h-2250v8001">
          <text:p/>
        </draw:connector>
        <draw:frame draw:style-name="gr5" draw:layer="layout" svg:width="5cm" svg:height="0.963cm" svg:x="8.1cm" svg:y="79.137cm">
          <draw:text-box>
            <text:p>Incorrect</text:p>
          </draw:text-box>
        </draw:frame>
        <draw:custom-shape draw:style-name="gr2" draw:text-style-name="P1" draw:id="id28" draw:layer="layout" svg:width="13.5cm" svg:height="2cm" svg:x="2cm" svg:y="115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8.75cm" svg:y1="90.5cm" svg:x2="8.748cm" svg:y2="115.4cm" draw:start-shape="id27" draw:start-glue-point="2" draw:end-shape="id28" draw:end-glue-point="4" svg:d="m8750 90500v12450h-2v12450">
          <text:p/>
        </draw:connector>
        <draw:custom-shape draw:style-name="gr2" draw:text-style-name="P1" draw:id="id29" draw:layer="layout" svg:width="8.5cm" svg:height="4.5cm" svg:x="12.5cm" svg:y="83.5cm">
          <text:p text:style-name="P1">User </text:p>
          <text:p text:style-name="P1">pressed exit before </text:p>
          <text:p text:style-name="P1">back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6.748cm" svg:y1="82.5cm" svg:x2="16.749cm" svg:y2="83.5cm" draw:start-shape="id26" draw:start-glue-point="6" draw:end-shape="id29" draw:end-glue-point="4" svg:d="m16748 82500v501h1v499">
          <text:p/>
        </draw:connector>
        <draw:frame draw:style-name="gr5" draw:layer="layout" svg:width="4cm" svg:height="0.963cm" svg:x="17cm" svg:y="82.537cm">
          <draw:text-box>
            <text:p>Correct</text:p>
          </draw:text-box>
        </draw:frame>
        <draw:rect draw:style-name="gr3" draw:text-style-name="P1" draw:id="id30" draw:layer="layout" svg:width="10.5cm" svg:height="2cm" svg:x="11.5cm" svg:y="92cm">
          <text:p text:style-name="P1">Close master</text:p>
        </draw:rect>
        <draw:connector draw:style-name="gr4" draw:text-style-name="P1" draw:layer="layout" svg:x1="16.749cm" svg:y1="88cm" svg:x2="16.75cm" svg:y2="92cm" draw:start-shape="id29" draw:start-glue-point="6" draw:end-shape="id30" draw:end-glue-point="0" svg:d="m16749 88000v2001h1v1999">
          <text:p/>
        </draw:connector>
        <draw:connector draw:style-name="gr6" draw:text-style-name="P1" draw:layer="layout" svg:x1="16.75cm" svg:y1="94cm" svg:x2="8.789cm" svg:y2="94.502cm" draw:start-shape="id30" draw:start-glue-point="2" svg:d="m16750 94000v501h-7961v1">
          <text:p/>
        </draw:connector>
        <draw:frame draw:style-name="gr7" draw:layer="layout" svg:width="2.6cm" svg:height="1cm" svg:x="16.9cm" svg:y="88cm">
          <draw:text-box>
            <text:p>Yes</text:p>
          </draw:text-box>
        </draw:frame>
        <draw:custom-shape draw:style-name="gr2" draw:text-style-name="P1" draw:id="id31" draw:layer="layout" svg:width="14.5cm" svg:height="5cm" svg:x="21cm" svg:y="86.5cm">
          <text:p text:style-name="P1">User </text:p>
          <text:p text:style-name="P1">pressed exit </text:p>
          <text:p text:style-name="P1">during backup or closed form </text:p>
          <text:p text:style-name="P1">and confirmed backup </text:p>
          <text:p text:style-name="P1">stopp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1cm" svg:y1="85.749cm" svg:x2="28.248cm" svg:y2="86.5cm" draw:start-shape="id29" draw:start-glue-point="7" draw:end-shape="id31" draw:end-glue-point="4" svg:d="m21000 85749h7248v751">
          <text:p/>
        </draw:connector>
        <draw:frame draw:style-name="gr8" draw:layer="layout" svg:width="2cm" svg:height="0.963cm" svg:x="21cm" svg:y="84.65cm">
          <draw:text-box>
            <text:p>No</text:p>
          </draw:text-box>
        </draw:frame>
        <draw:rect draw:style-name="gr3" draw:text-style-name="P1" draw:id="id32" draw:layer="layout" svg:width="11.5cm" svg:height="6.3cm" svg:x="22.5cm" svg:y="92.7cm">
          <text:p text:style-name="P1">Open log with record «Aborted by user»</text:p>
          <text:p text:style-name="P1">Application closes and does not perform</text:p>
          <text:p text:style-name="P1">task after completion of backup</text:p>
        </draw:rect>
        <draw:connector draw:style-name="gr4" draw:text-style-name="P1" draw:layer="layout" svg:x1="28.248cm" svg:y1="91.5cm" svg:x2="28.25cm" svg:y2="92.7cm" draw:start-shape="id31" draw:start-glue-point="6" draw:end-shape="id32" draw:end-glue-point="0" svg:d="m28248 91500v601h2v599">
          <text:p/>
        </draw:connector>
        <draw:frame draw:style-name="gr7" draw:layer="layout" svg:width="2.5cm" svg:height="1cm" svg:x="25.5cm" svg:y="91.5cm">
          <draw:text-box>
            <text:p>Yes</text:p>
          </draw:text-box>
        </draw:frame>
        <draw:custom-shape draw:style-name="gr2" draw:text-style-name="P1" draw:id="id33" draw:layer="layout" svg:width="7cm" svg:height="4.5cm" svg:x="34cm" svg:y="90cm">
          <text:p text:style-name="P1">Backup completed </text:p>
          <text:p text:style-name="P1">without error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5.498cm" svg:y1="88.999cm" svg:x2="37.5cm" svg:y2="90cm" draw:start-shape="id31" draw:start-glue-point="7" draw:end-shape="id33" svg:d="m35498 88999h2002v1001">
          <text:p/>
        </draw:connector>
        <draw:frame draw:style-name="gr7" draw:layer="layout" svg:width="2cm" svg:height="1cm" svg:x="35.8cm" svg:y="88cm">
          <draw:text-box>
            <text:p>No</text:p>
          </draw:text-box>
        </draw:frame>
        <draw:connector draw:style-name="gr4" draw:text-style-name="P1" draw:layer="layout" svg:x1="37.499cm" svg:y1="94.5cm" svg:x2="37.499cm" svg:y2="98.2cm" draw:start-shape="id33" draw:start-glue-point="6" draw:end-shape="id34" draw:end-glue-point="4" svg:d="m37499 94500v3700">
          <text:p/>
        </draw:connector>
        <draw:frame draw:style-name="gr9" draw:layer="layout" svg:width="2.5cm" svg:height="1.25cm" svg:x="36cm" svg:y="94.5cm">
          <draw:text-box>
            <text:p>Yes</text:p>
          </draw:text-box>
        </draw:frame>
        <draw:connector draw:style-name="gr4" draw:text-style-name="P1" draw:layer="layout" svg:x1="41cm" svg:y1="92.249cm" svg:x2="47.499cm" svg:y2="93cm" draw:start-shape="id33" draw:start-glue-point="7" draw:end-shape="id35" draw:end-glue-point="4" svg:d="m41000 92249h6499v751">
          <text:p/>
        </draw:connector>
        <draw:frame draw:style-name="gr7" draw:layer="layout" svg:width="2.5cm" svg:height="1cm" svg:x="41.3cm" svg:y="91.1cm">
          <draw:text-box>
            <text:p>No</text:p>
          </draw:text-box>
        </draw:frame>
        <draw:connector draw:style-name="gr6" draw:text-style-name="P1" draw:layer="layout" svg:x1="28.25cm" svg:y1="99cm" svg:x2="8.749cm" svg:y2="99.516cm" draw:start-shape="id32" draw:start-glue-point="2" svg:d="m28250 99000v508h-19501v8">
          <text:p/>
        </draw:connector>
        <draw:custom-shape draw:style-name="gr2" draw:text-style-name="P1" draw:id="id34" draw:layer="layout" svg:width="7cm" svg:height="3.5cm" svg:x="34cm" svg:y="98.2cm">
          <text:p text:style-name="P1">Log level is</text:p>
          <text:p text:style-name="P1">SUPPO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37" draw:layer="layout" svg:width="10.8cm" svg:height="4cm" svg:x="10cm" svg:y="105cm">
          <text:p text:style-name="P1">Show modal message;</text:p>
          <text:p text:style-name="P1">Close application</text:p>
        </draw:rect>
        <draw:custom-shape draw:style-name="gr2" draw:text-style-name="P1" draw:id="id36" draw:layer="layout" svg:width="9cm" svg:height="3cm" svg:x="10.9cm" svg:y="100.5cm">
          <text:p text:style-name="P1">Is any task after backu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4cm" svg:y1="99.949cm" svg:x2="15.399cm" svg:y2="100.5cm" draw:start-shape="id34" draw:start-glue-point="5" draw:end-shape="id36" draw:end-glue-point="4" svg:d="m34000 99949h-18601v551">
          <text:p/>
        </draw:connector>
        <draw:connector draw:style-name="gr4" draw:text-style-name="P1" draw:layer="layout" svg:x1="15.399cm" svg:y1="103.5cm" svg:x2="15.4cm" svg:y2="105cm" draw:start-shape="id36" draw:start-glue-point="6" draw:end-shape="id37" draw:end-glue-point="0" svg:d="m15399 103500v751h1v749">
          <text:p/>
        </draw:connector>
        <draw:frame draw:style-name="gr10" draw:layer="layout" svg:width="2cm" svg:height="0.963cm" svg:x="32.1cm" svg:y="100cm">
          <draw:text-box>
            <text:p>No</text:p>
          </draw:text-box>
        </draw:frame>
        <draw:frame draw:style-name="gr7" draw:layer="layout" svg:width="2.1cm" svg:height="1cm" svg:x="15.6cm" svg:y="103.5cm">
          <draw:text-box>
            <text:p>No</text:p>
          </draw:text-box>
        </draw:frame>
        <draw:connector draw:style-name="gr6" draw:text-style-name="P1" draw:layer="layout" svg:x1="15.4cm" svg:y1="109cm" svg:x2="8.748cm" svg:y2="109.516cm" draw:start-shape="id37" draw:start-glue-point="2" svg:d="m15400 109000v508h-6652v8">
          <text:p/>
        </draw:connector>
        <draw:rect draw:style-name="gr3" draw:text-style-name="P1" draw:id="id38" draw:layer="layout" svg:width="5.5cm" svg:height="4cm" svg:x="22.5cm" svg:y="105cm">
          <text:p text:style-name="P1">Execute task</text:p>
          <text:p text:style-name="P1">Close application.</text:p>
        </draw:rect>
        <draw:connector draw:style-name="gr4" draw:text-style-name="P1" draw:layer="layout" svg:x1="19.9cm" svg:y1="101.999cm" svg:x2="25.25cm" svg:y2="105cm" draw:start-shape="id36" draw:start-glue-point="7" draw:end-shape="id38" draw:end-glue-point="0" svg:d="m19900 101999h5350v3001">
          <text:p/>
        </draw:connector>
        <draw:frame draw:style-name="gr5" draw:layer="layout" svg:width="3.5cm" svg:height="0.963cm" svg:x="20.3cm" svg:y="101cm">
          <draw:text-box>
            <text:p>Yes</text:p>
          </draw:text-box>
        </draw:frame>
        <draw:connector draw:style-name="gr6" draw:text-style-name="P1" draw:layer="layout" draw:line-skew="0.514cm" svg:x1="25.25cm" svg:y1="109cm" svg:x2="8.749cm" svg:y2="110.528cm" draw:start-shape="id38" draw:start-glue-point="2" svg:d="m25250 109000v1528h-16501v0">
          <text:p/>
        </draw:connector>
        <draw:rect draw:style-name="gr3" draw:text-style-name="P1" draw:id="id39" draw:layer="layout" svg:width="9cm" svg:height="2cm" svg:x="33cm" svg:y="103.5cm">
          <text:p text:style-name="P1">Open browser with log</text:p>
          <text:p text:style-name="P1">Close application</text:p>
        </draw:rect>
        <draw:connector draw:style-name="gr4" draw:text-style-name="P1" draw:layer="layout" svg:x1="37.499cm" svg:y1="101.7cm" svg:x2="37.5cm" svg:y2="103.5cm" draw:start-shape="id34" draw:start-glue-point="6" draw:end-shape="id39" svg:d="m37499 101700v901h1v899">
          <text:p/>
        </draw:connector>
        <draw:frame draw:style-name="gr9" draw:layer="layout" svg:width="2.4cm" svg:height="1.25cm" svg:x="35cm" svg:y="101.9cm">
          <draw:text-box>
            <text:p>Yes</text:p>
          </draw:text-box>
        </draw:frame>
        <draw:connector draw:style-name="gr6" draw:text-style-name="P1" draw:layer="layout" draw:line-skew="2.75cm" svg:x1="37.5cm" svg:y1="105.5cm" svg:x2="8.671cm" svg:y2="111.5cm" draw:start-shape="id39" draw:start-glue-point="2" svg:d="m37500 105500v6000h-28829v0">
          <text:p/>
        </draw:connector>
        <draw:custom-shape draw:style-name="gr2" draw:text-style-name="P1" draw:id="id35" draw:layer="layout" svg:width="7cm" svg:height="3.5cm" svg:x="44cm" svg:y="93cm">
          <text:p text:style-name="P1">Log level is</text:p>
          <text:p text:style-name="P1">SUPPO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40" draw:layer="layout" svg:width="9cm" svg:height="2cm" svg:x="43cm" svg:y="98cm">
          <text:p text:style-name="P1">Open browser with log</text:p>
          <text:p text:style-name="P1">Close application</text:p>
        </draw:rect>
        <draw:connector draw:style-name="gr4" draw:text-style-name="P1" draw:layer="layout" svg:x1="47.499cm" svg:y1="96.5cm" svg:x2="47.5cm" svg:y2="98cm" draw:start-shape="id35" draw:start-glue-point="6" draw:end-shape="id40" draw:end-glue-point="0" svg:d="m47499 96500v751h1v749">
          <text:p/>
        </draw:connector>
        <draw:frame draw:style-name="gr9" draw:layer="layout" svg:width="2.2cm" svg:height="1.25cm" svg:x="45.8cm" svg:y="96.5cm">
          <draw:text-box>
            <text:p>Yes</text:p>
          </draw:text-box>
        </draw:frame>
        <draw:connector draw:style-name="gr6" draw:text-style-name="P1" draw:layer="layout" draw:line-skew="6.09cm" svg:x1="47.5cm" svg:y1="100cm" svg:x2="8.713cm" svg:y2="112.681cm" draw:start-shape="id40" draw:start-glue-point="2" svg:d="m47500 100000v12681h-38787v0">
          <text:p/>
        </draw:connector>
        <draw:rect draw:style-name="gr3" draw:text-style-name="P1" draw:id="id43" draw:layer="layout" svg:width="10.8cm" svg:height="4cm" svg:x="52cm" svg:y="102cm">
          <text:p text:style-name="P1">Show modal message;</text:p>
          <text:p text:style-name="P1">Close form</text:p>
        </draw:rect>
        <draw:custom-shape draw:style-name="gr2" draw:text-style-name="P1" draw:id="id41" draw:layer="layout" svg:width="9cm" svg:height="3cm" svg:x="52.9cm" svg:y="97.5cm">
          <text:p text:style-name="P1">Is any task after backu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id="id42" draw:layer="layout" svg:width="8.5cm" svg:height="4cm" svg:x="64.5cm" svg:y="102cm">
          <text:p text:style-name="P1">Execute task</text:p>
          <text:p text:style-name="P1">Close application.</text:p>
        </draw:rect>
        <draw:connector draw:style-name="gr4" draw:text-style-name="P1" draw:layer="layout" svg:x1="51cm" svg:y1="94.749cm" svg:x2="57.399cm" svg:y2="97.5cm" draw:start-shape="id35" draw:start-glue-point="7" draw:end-shape="id41" draw:end-glue-point="4" svg:d="m51000 94749h6399v2751">
          <text:p/>
        </draw:connector>
        <draw:frame draw:style-name="gr7" draw:layer="layout" svg:width="2cm" svg:height="1cm" svg:x="51.5cm" svg:y="93.7cm">
          <draw:text-box>
            <text:p>No</text:p>
          </draw:text-box>
        </draw:frame>
        <draw:connector draw:style-name="gr4" draw:text-style-name="P1" draw:layer="layout" svg:x1="61.9cm" svg:y1="98.999cm" svg:x2="68.75cm" svg:y2="102cm" draw:start-shape="id41" draw:start-glue-point="7" draw:end-shape="id42" draw:end-glue-point="0" svg:d="m61900 98999h6850v3001">
          <text:p/>
        </draw:connector>
        <draw:frame draw:style-name="gr7" draw:layer="layout" svg:width="2.5cm" svg:height="1cm" svg:x="62.5cm" svg:y="97.9cm">
          <draw:text-box>
            <text:p>Yes</text:p>
          </draw:text-box>
        </draw:frame>
        <draw:connector draw:style-name="gr4" draw:text-style-name="P1" draw:layer="layout" svg:x1="57.399cm" svg:y1="100.5cm" svg:x2="57.4cm" svg:y2="102cm" draw:start-shape="id41" draw:start-glue-point="6" draw:end-shape="id43" draw:end-glue-point="0" svg:d="m57399 100500v751h1v749">
          <text:p/>
        </draw:connector>
        <draw:frame draw:style-name="gr11" draw:layer="layout" svg:width="1.7cm" svg:height="0.963cm" svg:x="55.5cm" svg:y="100.7cm">
          <draw:text-box>
            <text:p>No</text:p>
          </draw:text-box>
        </draw:frame>
        <draw:connector draw:style-name="gr6" draw:text-style-name="P1" draw:layer="layout" draw:line-skew="3.67cm" svg:x1="57.4cm" svg:y1="106cm" svg:x2="8.716cm" svg:y2="113.841cm" draw:start-shape="id43" draw:start-glue-point="2" svg:d="m57400 106000v7841h-48684v0">
          <text:p/>
        </draw:connector>
        <draw:connector draw:style-name="gr6" draw:text-style-name="P1" draw:layer="layout" draw:line-skew="4.147cm" svg:x1="68.75cm" svg:y1="106cm" svg:x2="8.757cm" svg:y2="114.794cm" draw:start-shape="id42" draw:start-glue-point="2" svg:d="m68750 106000v8794h-59993v0">
          <text:p/>
        </draw:connector>
        <draw:custom-shape draw:style-name="gr12" draw:text-style-name="P1" draw:id="id24" draw:layer="layout" svg:width="7.5cm" svg:height="4.5cm" svg:x="13cm" svg:y="66.5cm">
          <text:p text:style-name="P1">Is running </text:p>
          <text:p text:style-name="P1">from Configurator </text:p>
          <text:p text:style-name="P1">form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1" draw:id="id44" draw:layer="layout" svg:width="8cm" svg:height="1cm" svg:x="2.5cm" svg:y="69.5cm">
          <text:p text:style-name="P1">Run as application</text:p>
        </draw:rect>
        <draw:connector draw:style-name="gr14" draw:text-style-name="P1" draw:layer="layout" svg:x1="13cm" svg:y1="68.749cm" svg:x2="6.5cm" svg:y2="69.5cm" draw:start-shape="id24" draw:start-glue-point="5" draw:end-shape="id44" draw:end-glue-point="0" svg:d="m13000 68749h-6500v751">
          <text:p/>
        </draw:connector>
        <draw:connector draw:style-name="gr14" draw:text-style-name="P1" draw:layer="layout" svg:x1="16.749cm" svg:y1="71cm" svg:x2="16.748cm" svg:y2="72.5cm" draw:start-shape="id24" draw:start-glue-point="6" draw:end-shape="id25" draw:end-glue-point="5" svg:d="m16749 71000v751h-1v749">
          <text:p/>
        </draw:connector>
        <draw:frame draw:style-name="gr15" draw:layer="layout" svg:width="2.5cm" svg:height="1.25cm" svg:x="17cm" svg:y="71cm">
          <draw:text-box>
            <text:p>No</text:p>
          </draw:text-box>
        </draw:frame>
        <draw:frame draw:style-name="gr16" draw:layer="layout" svg:width="2.5cm" svg:height="1.1cm" svg:x="11.5cm" svg:y="67.9cm">
          <draw:text-box>
            <text:p>Yes</text:p>
          </draw:text-box>
        </draw:frame>
        <draw:connector draw:style-name="gr17" draw:text-style-name="P1" draw:layer="layout" draw:line-skew="7.043cm" svg:x1="6.5cm" svg:y1="70.5cm" svg:x2="8.729cm" svg:y2="85.086cm" draw:start-shape="id44" draw:start-glue-point="2" svg:d="m6500 70500v14586h2229v0">
          <text:p/>
        </draw:connector>
      </draw:page>
      <draw:page draw:name="page2" draw:style-name="dp1" draw:master-page-name="Обычный">
        <draw:frame draw:style-name="gr18" draw:layer="layout" svg:width="31cm" svg:height="3.851cm" svg:x="1cm" svg:y="1.001cm">
          <draw:text-box>
            <text:p>BUtil 4,6. Инкремент 7.</text:p>
            <text:p>Проектирование</text:p>
            <text:p>(с) 2009 Проект BUtil <text:a xlink:href="https://sourceforge.net/projects/butil">https://sourceforge.net/projects/butil</text:a></text:p>
            <text:p><text:span text:style-name="T1"/></text:p>
            <text:p text:style-name="P1"><text:span text:style-name="T1">Блок-схема запуска конфигуратора</text:span></text:p>
          </draw:text-box>
        </draw:frame>
        <draw:ellipse draw:style-name="gr19" draw:text-style-name="P1" draw:id="id50" draw:layer="layout" svg:width="15cm" svg:height="2cm" svg:x="10.5cm" svg:y="6cm">
          <text:p text:style-name="P1">Начало</text:p>
        </draw:ellipse>
        <draw:ellipse draw:style-name="gr19" draw:text-style-name="P1" draw:id="id56" draw:layer="layout" svg:width="14cm" svg:height="2cm" svg:x="1.5cm" svg:y="75.3cm">
          <text:p text:style-name="P1">Конец</text:p>
        </draw:ellipse>
        <draw:rect draw:style-name="gr19" draw:text-style-name="P1" draw:id="id45" draw:layer="layout" svg:width="15cm" svg:height="2cm" svg:x="10.5cm" svg:y="11.5cm">
          <text:p text:style-name="P1">Загрузка локализации</text:p>
        </draw:rect>
        <draw:rect draw:style-name="gr19" draw:text-style-name="P1" draw:id="id48" draw:layer="layout" svg:width="18cm" svg:height="4.5cm" svg:x="10.5cm" svg:y="31.4cm">
          <text:p text:style-name="P1">Вывод сообщения, что компоненты 7-zip </text:p>
          <text:p text:style-name="P1">повреждены возможно вирусами </text:p>
          <text:p text:style-name="P1">и что нужно переустановить приложение</text:p>
          <text:p text:style-name="P1">и что функции восстановления и мастер </text:p>
          <text:p text:style-name="P1">РК будут недоступны</text:p>
        </draw:rect>
        <draw:custom-shape draw:style-name="gr20" draw:text-style-name="P1" draw:id="id47" draw:layer="layout" svg:width="11cm" svg:height="5cm" svg:x="22cm" svg:y="25.2cm">
          <text:p text:style-name="P1">Компоненты 7-zip в порядке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8cm" svg:y1="13.5cm" svg:x2="17.998cm" svg:y2="14.5cm" draw:start-shape="id45" draw:start-glue-point="2" draw:end-shape="id46" draw:end-glue-point="4" svg:d="m18000 13500v500h-2v500">
          <text:p/>
        </draw:connector>
        <draw:connector draw:style-name="gr21" draw:text-style-name="P1" draw:layer="layout" svg:x1="22cm" svg:y1="27.699cm" svg:x2="19.5cm" svg:y2="31.4cm" draw:start-shape="id47" draw:start-glue-point="5" draw:end-shape="id48" draw:end-glue-point="0" svg:d="m22000 27699h-2500v3701">
          <text:p/>
        </draw:connector>
        <draw:rect draw:style-name="gr19" draw:text-style-name="P1" draw:id="id49" draw:layer="layout" svg:width="18cm" svg:height="2.6cm" svg:x="10.5cm" svg:y="36.9cm">
          <text:p text:style-name="P1">Инициализация внутреннего состояния запрета</text:p>
          <text:p text:style-name="P1">восстановления и Мастера РК</text:p>
        </draw:rect>
        <draw:connector draw:style-name="gr21" draw:text-style-name="P1" draw:layer="layout" svg:x1="19.5cm" svg:y1="35.9cm" svg:x2="19.5cm" svg:y2="36.9cm" draw:start-shape="id48" draw:start-glue-point="2" draw:end-shape="id49" draw:end-glue-point="0" svg:d="m19500 35900v1000">
          <text:p/>
        </draw:connector>
        <draw:connector draw:style-name="gr21" draw:text-style-name="P1" draw:layer="layout" svg:x1="18cm" svg:y1="8cm" svg:x2="18cm" svg:y2="8.5cm" draw:start-shape="id50" draw:start-glue-point="2" draw:end-shape="id51" draw:end-glue-point="0" svg:d="m18000 8000v500">
          <text:p/>
        </draw:connector>
        <draw:custom-shape draw:style-name="gr20" draw:text-style-name="P1" draw:id="id46" draw:layer="layout" svg:width="11cm" svg:height="4.5cm" svg:x="12.5cm" svg:y="14.5cm">
          <text:p text:style-name="P1">Все ли компоненты ПС</text:p>
          <text:p text:style-name="P1">присутствуют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9" draw:text-style-name="P1" draw:id="id52" draw:layer="layout" svg:width="14cm" svg:height="5.5cm" svg:x="1cm" svg:y="18cm">
          <text:p text:style-name="P1">Сообщение, что ПС повреждено и его</text:p>
          <text:p text:style-name="P1">нужно переустановить. Причем установочный </text:p>
          <text:p text:style-name="P1">пакет можно скачать оттудова.</text:p>
          <text:p text:style-name="P1"/>
          <text:p text:style-name="P1">Запрет на Восстановление, </text:p>
          <text:p text:style-name="P1">вызов справки, </text:p>
          <text:p text:style-name="P1">Мастера РК</text:p>
        </draw:rect>
        <draw:connector draw:style-name="gr21" draw:text-style-name="P1" draw:layer="layout" svg:x1="12.5cm" svg:y1="16.749cm" svg:x2="8cm" svg:y2="18cm" draw:start-shape="id46" draw:start-glue-point="5" draw:end-shape="id52" svg:d="m12500 16749h-4500v1251">
          <text:p/>
        </draw:connector>
        <draw:connector draw:style-name="gr21" draw:text-style-name="P1" draw:layer="layout" svg:x1="23.5cm" svg:y1="16.749cm" svg:x2="27.498cm" svg:y2="25.2cm" draw:start-shape="id46" draw:start-glue-point="7" draw:end-shape="id47" draw:end-glue-point="4" svg:d="m23500 16749h3998v8451">
          <text:p/>
        </draw:connector>
        <draw:connector draw:style-name="gr22" draw:text-style-name="P1" draw:layer="layout" svg:x1="8cm" svg:y1="23.5cm" svg:x2="27.479cm" svg:y2="24.006cm" draw:start-shape="id52" draw:start-glue-point="2" svg:d="m8000 23500v503h19479v3">
          <text:p/>
        </draw:connector>
        <draw:frame draw:style-name="gr23" draw:layer="layout" svg:width="2.5cm" svg:height="1cm" svg:x="9.7cm" svg:y="16cm">
          <draw:text-box>
            <text:p>Нет</text:p>
          </draw:text-box>
        </draw:frame>
        <draw:frame draw:style-name="gr24" draw:layer="layout" svg:width="3.5cm" svg:height="1.25cm" svg:x="24cm" svg:y="16cm">
          <draw:text-box>
            <text:p>Да</text:p>
          </draw:text-box>
        </draw:frame>
        <draw:rect draw:style-name="gr19" draw:text-style-name="P1" draw:id="id51" draw:layer="layout" svg:width="15cm" svg:height="2cm" svg:x="10.5cm" svg:y="8.5cm">
          <text:p text:style-name="P1">Инициализация обработки непредвиденных</text:p>
          <text:p text:style-name="P1">исключений</text:p>
        </draw:rect>
        <draw:connector draw:style-name="gr21" draw:text-style-name="P1" draw:layer="layout" svg:x1="18cm" svg:y1="10.5cm" svg:x2="18cm" svg:y2="11.5cm" draw:start-shape="id51" draw:start-glue-point="2" draw:end-shape="id45" draw:end-glue-point="0" svg:d="m18000 10500v1000">
          <text:p/>
        </draw:connector>
        <draw:frame draw:style-name="gr25" draw:layer="layout" svg:width="1.582cm" svg:height="0.963cm" svg:x="19.5cm" svg:y="26.92cm">
          <draw:text-box>
            <text:p>Нет</text:p>
          </draw:text-box>
        </draw:frame>
        <draw:custom-shape draw:style-name="gr20" draw:text-style-name="P1" draw:id="id53" draw:layer="layout" svg:width="10.5cm" svg:height="6cm" svg:x="32cm" svg:y="42.5cm">
          <text:p text:style-name="P1">Наличествет ли </text:p>
          <text:p text:style-name="P1">параметр запус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33cm" svg:y1="27.699cm" svg:x2="37.25cm" svg:y2="42.5cm" draw:start-shape="id47" draw:start-glue-point="7" draw:end-shape="id53" svg:d="m33000 27699h4250v14801">
          <text:p/>
        </draw:connector>
        <draw:connector draw:style-name="gr22" draw:text-style-name="P1" draw:layer="layout" svg:x1="19.5cm" svg:y1="39.5cm" svg:x2="37.233cm" svg:y2="40.006cm" draw:start-shape="id49" draw:start-glue-point="2" svg:d="m19500 39500v503h17733v3">
          <text:p/>
        </draw:connector>
        <draw:frame draw:style-name="gr24" draw:layer="layout" svg:width="3.5cm" svg:height="1.25cm" svg:x="33cm" svg:y="26.75cm">
          <draw:text-box>
            <text:p>Да</text:p>
          </draw:text-box>
        </draw:frame>
        <draw:custom-shape draw:style-name="gr20" draw:text-style-name="P1" draw:id="id54" draw:layer="layout" svg:width="10.5cm" svg:height="6cm" svg:x="22cm" svg:y="49cm">
          <text:p text:style-name="P1">Параметр</text:p>
          <text:p text:style-name="P1">Запуск Восстановления</text:p>
          <text:p text:style-name="P1">как приложения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" draw:layer="layout" svg:x1="32cm" svg:y1="45.499cm" svg:x2="27.248cm" svg:y2="49cm" draw:start-shape="id53" draw:start-glue-point="5" draw:end-shape="id54" draw:end-glue-point="4" svg:d="m32000 45499h-4752v3501">
          <text:p/>
        </draw:connector>
        <draw:custom-shape draw:style-name="gr20" draw:text-style-name="P1" draw:id="id55" draw:layer="layout" svg:width="10cm" svg:height="6cm" svg:x="12cm" svg:y="54cm">
          <text:p text:style-name="P1">Восстановление запрещен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12cm" svg:y1="56.999cm" svg:x2="8.5cm" svg:y2="75.3cm" draw:start-shape="id55" draw:start-glue-point="5" draw:end-shape="id56" draw:end-glue-point="0" svg:d="m12000 56999h-3500v18301">
          <text:p/>
        </draw:connector>
        <draw:connector draw:style-name="gr21" draw:text-style-name="P1" draw:layer="layout" svg:x1="22cm" svg:y1="51.999cm" svg:x2="16.999cm" svg:y2="54cm" draw:start-shape="id54" draw:start-glue-point="5" draw:end-shape="id55" draw:end-glue-point="4" svg:d="m22000 51999h-5001v2001">
          <text:p/>
        </draw:connector>
        <draw:frame draw:style-name="gr25" draw:layer="layout" svg:width="1.285cm" svg:height="0.963cm" svg:x="28.1cm" svg:y="44.7cm">
          <draw:text-box>
            <text:p>Да</text:p>
          </draw:text-box>
        </draw:frame>
        <draw:frame draw:style-name="gr25" draw:layer="layout" svg:width="1.285cm" svg:height="0.963cm" svg:x="19.215cm" svg:y="51.037cm">
          <draw:text-box>
            <text:p>Да</text:p>
          </draw:text-box>
        </draw:frame>
        <draw:frame draw:style-name="gr25" draw:layer="layout" svg:width="1.285cm" svg:height="0.963cm" svg:x="9.715cm" svg:y="56cm">
          <draw:text-box>
            <text:p>Да</text:p>
          </draw:text-box>
        </draw:frame>
        <draw:rect draw:style-name="gr19" draw:text-style-name="P1" draw:id="id57" draw:layer="layout" svg:width="12cm" svg:height="3cm" svg:x="19.5cm" svg:y="61.5cm">
          <text:p text:style-name="P1">Запуск мастера восстановления</text:p>
          <text:p text:style-name="P1">как приложения</text:p>
        </draw:rect>
        <draw:connector draw:style-name="gr21" draw:text-style-name="P1" draw:layer="layout" svg:x1="22cm" svg:y1="56.999cm" svg:x2="25.5cm" svg:y2="61.5cm" draw:start-shape="id55" draw:start-glue-point="7" draw:end-shape="id57" draw:end-glue-point="0" svg:d="m22000 56999h3500v4501">
          <text:p/>
        </draw:connector>
        <draw:connector draw:style-name="gr22" draw:text-style-name="P1" draw:layer="layout" svg:x1="25.5cm" svg:y1="64.5cm" svg:x2="8.48cm" svg:y2="65.062cm" draw:start-shape="id57" draw:start-glue-point="2" svg:d="m25500 64500v531h-17020v31">
          <text:p/>
        </draw:connector>
        <draw:frame draw:style-name="gr24" draw:layer="layout" svg:width="2cm" svg:height="1.25cm" svg:x="22.5cm" svg:y="56cm">
          <draw:text-box>
            <text:p>Нет</text:p>
          </draw:text-box>
        </draw:frame>
        <draw:custom-shape draw:style-name="gr20" draw:text-style-name="P1" draw:id="id58" draw:layer="layout" svg:width="10.5cm" svg:height="4cm" svg:x="57cm" svg:y="53.4cm">
          <text:p text:style-name="P1">Параметр</text:p>
          <text:p text:style-name="P1">Запуск РК</text:p>
          <text:p text:style-name="P1">как приложения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id="id59" draw:layer="layout" svg:width="10cm" svg:height="6cm" svg:x="47cm" svg:y="56.6cm">
          <text:p text:style-name="P1">РК запрещен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" draw:layer="layout" svg:x1="57cm" svg:y1="55.399cm" svg:x2="51.999cm" svg:y2="56.6cm" draw:start-shape="id58" draw:start-glue-point="5" draw:end-shape="id59" draw:end-glue-point="4" svg:d="m57000 55399h-5001v1201">
          <text:p/>
        </draw:connector>
        <draw:frame draw:style-name="gr26" draw:layer="layout" svg:width="1.285cm" svg:height="0.963cm" svg:x="54.215cm" svg:y="54.5cm">
          <draw:text-box>
            <text:p>Да</text:p>
          </draw:text-box>
        </draw:frame>
        <draw:frame draw:style-name="gr25" draw:layer="layout" svg:width="1.285cm" svg:height="0.963cm" svg:x="44.715cm" svg:y="58.6cm">
          <draw:text-box>
            <text:p>Да</text:p>
          </draw:text-box>
        </draw:frame>
        <draw:rect draw:style-name="gr19" draw:text-style-name="P1" draw:id="id60" draw:layer="layout" svg:width="8cm" svg:height="3cm" svg:x="54.5cm" svg:y="61.3cm">
          <text:p text:style-name="P1">Запуск мастера РК</text:p>
          <text:p text:style-name="P1">как приложения</text:p>
        </draw:rect>
        <draw:connector draw:style-name="gr21" draw:text-style-name="P1" draw:layer="layout" svg:x1="57cm" svg:y1="59.599cm" svg:x2="58.5cm" svg:y2="61.3cm" draw:start-shape="id59" draw:start-glue-point="7" draw:end-shape="id60" draw:end-glue-point="0" svg:d="m57000 59599h1500v1701">
          <text:p/>
        </draw:connector>
        <draw:connector draw:style-name="gr22" draw:text-style-name="P1" draw:layer="layout" svg:x1="58.5cm" svg:y1="64.3cm" svg:x2="43.5cm" svg:y2="66.164cm" draw:start-shape="id60" draw:start-glue-point="2" draw:end-shape="id61" draw:end-glue-point="0" svg:d="m58500 64300v1864h-15000">
          <text:p/>
        </draw:connector>
        <draw:frame draw:style-name="gr24" draw:layer="layout" svg:width="2cm" svg:height="1.25cm" svg:x="57.5cm" svg:y="58.6cm">
          <draw:text-box>
            <text:p>Нет</text:p>
          </draw:text-box>
        </draw:frame>
        <draw:connector draw:style-name="gr22" draw:text-style-name="P1" draw:layer="layout" svg:x1="32.5cm" svg:y1="51.999cm" svg:x2="62.248cm" svg:y2="53.4cm" draw:start-shape="id54" draw:start-glue-point="7" draw:end-shape="id58" draw:end-glue-point="4" svg:d="m32500 51999h29748v1401">
          <text:p/>
        </draw:connector>
        <draw:frame draw:style-name="gr25" draw:layer="layout" svg:width="1.582cm" svg:height="0.963cm" svg:x="32.715cm" svg:y="51.1cm">
          <draw:text-box>
            <text:p>Нет</text:p>
          </draw:text-box>
        </draw:frame>
        <draw:connector draw:style-name="gr22" draw:text-style-name="P1" draw:id="id61" draw:layer="layout" draw:line-skew="16.035cm" svg:x1="47cm" svg:y1="59.599cm" svg:x2="8.429cm" svg:y2="72.73cm" draw:start-shape="id59" draw:start-glue-point="5" svg:d="m47000 59599h-3500v13131h-35071">
          <text:p/>
        </draw:connector>
        <draw:custom-shape draw:style-name="gr20" draw:text-style-name="P1" draw:id="id62" draw:layer="layout" svg:width="13.5cm" svg:height="4cm" svg:x="65.5cm" svg:y="57.6cm">
          <text:p text:style-name="P1">Параметр</text:p>
          <text:p text:style-name="P1">удалить локальные настройк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9" draw:text-style-name="P1" draw:id="id63" draw:layer="layout" svg:width="10.5cm" svg:height="2cm" svg:x="67cm" svg:y="63.4cm">
          <text:p text:style-name="P1">Удаление локальных настроек</text:p>
        </draw:rect>
        <draw:connector draw:style-name="gr21" draw:text-style-name="P1" draw:layer="layout" svg:x1="72.248cm" svg:y1="61.598cm" svg:x2="72.25cm" svg:y2="63.4cm" draw:start-shape="id62" draw:start-glue-point="6" draw:end-shape="id63" draw:end-glue-point="0" svg:d="m72248 61598v902h2v900">
          <text:p/>
        </draw:connector>
        <draw:frame draw:style-name="gr27" draw:layer="layout" svg:width="2.5cm" svg:height="2.25cm" svg:x="70.5cm" svg:y="62.35cm">
          <draw:text-box>
            <text:p>Да</text:p>
          </draw:text-box>
        </draw:frame>
        <draw:connector draw:style-name="gr21" draw:text-style-name="P1" draw:layer="layout" svg:x1="67.5cm" svg:y1="55.399cm" svg:x2="72.248cm" svg:y2="57.6cm" draw:start-shape="id58" draw:start-glue-point="7" draw:end-shape="id62" draw:end-glue-point="4" svg:d="m67500 55399h4748v2201">
          <text:p/>
        </draw:connector>
        <draw:frame draw:style-name="gr28" draw:layer="layout" svg:width="1.582cm" svg:height="1cm" svg:x="68.418cm" svg:y="54.5cm">
          <draw:text-box>
            <text:p>Нет</text:p>
          </draw:text-box>
        </draw:frame>
        <draw:connector draw:style-name="gr22" draw:text-style-name="P1" draw:layer="layout" svg:x1="72.25cm" svg:y1="65.4cm" svg:x2="43.513cm" svg:y2="68.536cm" draw:start-shape="id63" draw:start-glue-point="2" svg:d="m72250 65400v1818h-28737v1318">
          <text:p/>
        </draw:connector>
        <draw:rect draw:style-name="gr19" draw:text-style-name="P1" draw:id="id64" draw:layer="layout" svg:width="9.5cm" svg:height="2cm" svg:x="32.5cm" svg:y="54.3cm">
          <text:p text:style-name="P1">Запуск конфигуратора</text:p>
        </draw:rect>
        <draw:connector draw:style-name="gr22" draw:text-style-name="P1" draw:layer="layout" svg:x1="37.25cm" svg:y1="56.3cm" svg:x2="8.579cm" svg:y2="67.589cm" draw:start-shape="id64" draw:start-glue-point="2" svg:d="m37250 56300v5895h-28671v5394">
          <text:p/>
        </draw:connector>
        <draw:connector draw:style-name="gr21" draw:text-style-name="P1" draw:layer="layout" svg:x1="37.248cm" svg:y1="48.5cm" svg:x2="37.25cm" svg:y2="54.3cm" draw:start-shape="id53" draw:start-glue-point="6" draw:end-shape="id64" draw:end-glue-point="0" svg:d="m37248 48500v2901h2v2899">
          <text:p/>
        </draw:connector>
        <draw:frame draw:style-name="gr24" draw:layer="layout" svg:width="2cm" svg:height="1.25cm" svg:x="37.2cm" svg:y="52.3cm">
          <draw:text-box>
            <text:p>Нет</text:p>
          </draw:text-box>
        </draw:frame>
      </draw:page>
      <draw:page draw:name="page3" draw:style-name="dp1" draw:master-page-name="Обычный">
        <draw:frame draw:style-name="gr18" draw:layer="layout" svg:width="31cm" svg:height="3.851cm" svg:x="1cm" svg:y="1.002cm">
          <draw:text-box>
            <text:p>BUtil 4,7. Инкремент 7.</text:p>
            <text:p>Проектирование</text:p>
            <text:p>(с) 2009 Проект BUtil <text:a xlink:href="https://sourceforge.net/projects/butil">https://sourceforge.net/projects/butil</text:a></text:p>
            <text:p><text:span text:style-name="T1"/></text:p>
            <text:p text:style-name="P1"><text:span text:style-name="T1">Блок-схема запуска планировщика</text:span></text:p>
          </draw:text-box>
        </draw:frame>
        <draw:ellipse draw:style-name="gr13" draw:text-style-name="P1" draw:id="id65" draw:layer="layout" svg:width="11cm" svg:height="1.5cm" svg:x="18.5cm" svg:y="97cm">
          <text:p text:style-name="P1">Начало</text:p>
        </draw:ellipse>
        <draw:frame draw:style-name="gr15" draw:layer="layout" svg:width="10.5cm" svg:height="1.25cm" svg:x="19cm" svg:y="95.5cm">
          <draw:text-box>
            <text:p>1. Автоматический запуск</text:p>
          </draw:text-box>
        </draw:frame>
        <draw:rect draw:style-name="gr13" draw:text-style-name="P1" draw:id="id66" draw:layer="layout" svg:width="11cm" svg:height="4.5cm" svg:x="18.5cm" svg:y="99.8cm">
          <text:p text:style-name="P1">cmd Файл в автозапуске</text:p>
          <text:p text:style-name="P1"/>
          <text:p text:style-name="P1">Задача формировать и</text:p>
          <text:p text:style-name="P1">удалять, проверять файл</text:p>
          <text:p text:style-name="P1">лежит на Планировщике</text:p>
        </draw:rect>
        <draw:connector draw:style-name="gr29" draw:text-style-name="P1" draw:layer="layout" svg:x1="24cm" svg:y1="98.5cm" svg:x2="24cm" svg:y2="99.8cm" draw:start-shape="id65" draw:start-glue-point="2" draw:end-shape="id66" draw:end-glue-point="0" svg:d="m24000 98500v1300">
          <text:p/>
        </draw:connector>
        <draw:ellipse draw:style-name="gr13" draw:text-style-name="P1" draw:id="id67" draw:layer="layout" svg:width="11cm" svg:height="1.5cm" svg:x="18.5cm" svg:y="105.5cm">
          <text:p text:style-name="P1">Конец</text:p>
        </draw:ellipse>
        <draw:connector draw:style-name="gr29" draw:text-style-name="P1" draw:layer="layout" svg:x1="24cm" svg:y1="104.3cm" svg:x2="24cm" svg:y2="105.5cm" draw:start-shape="id66" draw:start-glue-point="2" draw:end-shape="id67" draw:end-glue-point="0" svg:d="m24000 104300v1200">
          <text:p/>
        </draw:connector>
        <draw:frame draw:style-name="gr15" draw:layer="layout" svg:width="10.5cm" svg:height="1.25cm" svg:x="34.5cm" svg:y="7cm">
          <draw:text-box>
            <text:p>2. Запуск планировщика</text:p>
          </draw:text-box>
        </draw:frame>
        <draw:ellipse draw:style-name="gr13" draw:text-style-name="P1" draw:id="id77" draw:layer="layout" svg:width="11cm" svg:height="1.5cm" svg:x="35.7cm" svg:y="8.5cm">
          <text:p text:style-name="P1">Начало</text:p>
        </draw:ellipse>
        <draw:custom-shape draw:style-name="gr12" draw:text-style-name="P1" draw:id="id68" draw:layer="layout" svg:width="10cm" svg:height="4cm" svg:x="36.2cm" svg:y="32.3cm">
          <text:p text:style-name="P1">Есть ли парамет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1" draw:id="id69" draw:layer="layout" svg:width="16cm" svg:height="6.5cm" svg:x="25.2cm" svg:y="39.3cm">
          <text:p text:style-name="P1">Отображение сообщения самозакрывающегося</text:p>
          <text:p text:style-name="P1"/>
          <text:p text:style-name="P1">«BUtil планировщик.запущен.</text:p>
          <text:p text:style-name="P1"/>
          <text:p text:style-name="P1">Для запуска планировщика без сообщений</text:p>
          <text:p text:style-name="P1">программу требуется запустить с параметром.</text:p>
          <text:p text:style-name="P1">Подробности настройки смотрите в документации»</text:p>
        </draw:rect>
        <draw:connector draw:style-name="gr29" draw:text-style-name="P1" draw:layer="layout" svg:x1="36.2cm" svg:y1="34.299cm" svg:x2="33.2cm" svg:y2="39.3cm" draw:start-shape="id68" draw:start-glue-point="5" draw:end-shape="id69" draw:end-glue-point="0" svg:d="m36200 34299h-3000v5001">
          <text:p/>
        </draw:connector>
        <draw:frame draw:style-name="gr30" draw:layer="layout" svg:width="2cm" svg:height="0.963cm" svg:x="33.9cm" svg:y="33.5cm">
          <draw:text-box>
            <text:p>Нет</text:p>
          </draw:text-box>
        </draw:frame>
        <draw:rect draw:style-name="gr13" draw:text-style-name="P1" draw:id="id72" draw:layer="layout" svg:width="16cm" svg:height="2.5cm" svg:x="25.2cm" svg:y="58.2cm">
          <text:p text:style-name="P1">Завершение работы программы</text:p>
        </draw:rect>
        <draw:custom-shape draw:style-name="gr12" draw:text-style-name="P1" draw:id="id70" draw:layer="layout" svg:width="10cm" svg:height="5cm" svg:x="47.2cm" svg:y="36.3cm">
          <text:p text:style-name="P1">Параметр </text:p>
          <text:p text:style-name="P1">один и называется </text:p>
          <text:p text:style-name="P1">StartWithoutMess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" draw:layer="layout" svg:x1="46.2cm" svg:y1="34.299cm" svg:x2="52.199cm" svg:y2="36.3cm" draw:start-shape="id68" draw:start-glue-point="7" draw:end-shape="id70" draw:end-glue-point="4" svg:d="m46200 34299h5999v2001">
          <text:p/>
        </draw:connector>
        <draw:rect draw:style-name="gr13" draw:text-style-name="P1" draw:id="id73" draw:layer="layout" svg:width="13cm" svg:height="4cm" svg:x="58.2cm" svg:y="43.7cm">
          <text:p text:style-name="P1">Отображение сообщения, что</text:p>
          <text:p text:style-name="P1"/>
          <text:p text:style-name="P1">«Параметр задан неверно. </text:p>
          <text:p text:style-name="P1">Смотрите список параметров </text:p>
          <text:p text:style-name="P1">в документации»</text:p>
        </draw:rect>
        <draw:rect draw:style-name="gr13" draw:text-style-name="P1" draw:id="id71" draw:layer="layout" svg:width="16cm" svg:height="3cm" svg:x="25.2cm" svg:y="49.8cm">
          <text:p text:style-name="P1">Работа планировщика</text:p>
        </draw:rect>
        <draw:connector draw:style-name="gr29" draw:text-style-name="P1" draw:id="id74" draw:layer="layout" svg:x1="33.2cm" svg:y1="45.8cm" svg:x2="33.2cm" svg:y2="49.8cm" draw:start-shape="id69" draw:start-glue-point="2" draw:end-shape="id71" draw:end-glue-point="0" svg:d="m33200 45800v4000">
          <text:p/>
        </draw:connector>
        <draw:connector draw:style-name="gr29" draw:text-style-name="P1" draw:layer="layout" svg:x1="33.2cm" svg:y1="52.8cm" svg:x2="33.2cm" svg:y2="58.2cm" draw:start-shape="id71" draw:start-glue-point="2" draw:end-shape="id72" draw:end-glue-point="0" svg:d="m33200 52800v5400">
          <text:p/>
        </draw:connector>
        <draw:connector draw:style-name="gr31" draw:text-style-name="P1" draw:layer="layout" draw:line-skew="3.056cm" svg:x1="64.7cm" svg:y1="47.7cm" svg:x2="33.264cm" svg:y2="54.312cm" draw:start-shape="id73" draw:start-glue-point="2" svg:d="m64700 47700v6612h-31436v0">
          <text:p/>
        </draw:connector>
        <draw:connector draw:style-name="gr31" draw:text-style-name="P1" draw:layer="layout" draw:line-skew="4.249cm" svg:x1="52.199cm" svg:y1="41.3cm" svg:x2="33.2cm" svg:y2="47.8cm" draw:start-shape="id70" draw:start-glue-point="6" draw:end-shape="id74" draw:end-glue-point="0" svg:d="m52199 41300v6500h-18999v0">
          <text:p/>
        </draw:connector>
        <draw:connector draw:style-name="gr29" draw:text-style-name="P1" draw:layer="layout" svg:x1="57.2cm" svg:y1="38.799cm" svg:x2="64.7cm" svg:y2="43.7cm" draw:start-shape="id70" draw:start-glue-point="7" draw:end-shape="id73" draw:end-glue-point="0" svg:d="m57200 38799h7500v4901">
          <text:p/>
        </draw:connector>
        <draw:frame draw:style-name="gr32" draw:layer="layout" svg:width="2cm" svg:height="0.963cm" svg:x="57.6cm" svg:y="38cm">
          <draw:text-box>
            <text:p>Нет</text:p>
          </draw:text-box>
        </draw:frame>
        <draw:frame draw:style-name="gr33" draw:layer="layout" svg:width="1.5cm" svg:height="1cm" svg:x="51cm" svg:y="41.5cm">
          <draw:text-box>
            <text:p>Да</text:p>
          </draw:text-box>
        </draw:frame>
        <draw:ellipse draw:style-name="gr13" draw:text-style-name="P1" draw:id="id75" draw:layer="layout" svg:width="16cm" svg:height="2cm" svg:x="25.2cm" svg:y="63.8cm">
          <text:p text:style-name="P1">Выход</text:p>
        </draw:ellipse>
        <draw:connector draw:style-name="gr29" draw:text-style-name="P1" draw:layer="layout" svg:x1="33.2cm" svg:y1="60.7cm" svg:x2="33.2cm" svg:y2="63.8cm" draw:start-shape="id72" draw:start-glue-point="2" draw:end-shape="id75" draw:end-glue-point="0" svg:d="m33200 60700v3100">
          <text:p/>
        </draw:connector>
        <draw:custom-shape draw:style-name="gr12" draw:text-style-name="P1" draw:id="id80" draw:layer="layout" svg:width="10cm" svg:height="4cm" svg:x="36.2cm" svg:y="13.8cm">
          <text:p text:style-name="P1">Единственный </text:p>
          <text:p text:style-name="P1">ли экземпляр </text:p>
          <text:p text:style-name="P1">запущен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29.798cm" svg:x2="41.199cm" svg:y2="32.3cm" draw:start-shape="id76" draw:start-glue-point="6" draw:end-shape="id68" draw:end-glue-point="4" svg:d="m41199 29798v2502">
          <text:p/>
        </draw:connector>
        <draw:frame draw:style-name="gr33" draw:layer="layout" svg:width="1.5cm" svg:height="1cm" svg:x="40cm" svg:y="29.9cm">
          <draw:text-box>
            <text:p>Да</text:p>
          </draw:text-box>
        </draw:frame>
        <draw:connector draw:style-name="gr14" draw:text-style-name="P1" draw:layer="layout" svg:x1="41.2cm" svg:y1="10cm" svg:x2="41.199cm" svg:y2="10.8cm" draw:start-shape="id77" draw:start-glue-point="2" draw:end-shape="id78" draw:end-glue-point="4" svg:d="m41200 10000v400h-1v400">
          <text:p/>
        </draw:connector>
        <draw:connector draw:style-name="gr34" draw:text-style-name="P1" draw:layer="layout" draw:line-skew="9.652cm" svg:x1="10.3cm" svg:y1="35.5cm" svg:x2="33.21cm" svg:y2="55.205cm" draw:start-shape="id79" draw:start-glue-point="2" svg:d="m10300 35500v19755h22910v-50">
          <text:p/>
        </draw:connector>
        <draw:frame draw:style-name="gr33" draw:layer="layout" svg:width="2cm" svg:height="1cm" svg:x="34cm" svg:y="26.6cm">
          <draw:text-box>
            <text:p>Нет</text:p>
          </draw:text-box>
        </draw:frame>
        <draw:rect draw:style-name="gr13" draw:text-style-name="P1" draw:id="id79" draw:layer="layout" svg:width="10cm" svg:height="5cm" svg:x="5.3cm" svg:y="30.5cm">
          <text:p text:style-name="P1">Отображение сообщения </text:p>
          <text:p text:style-name="P1">самозакрывающегося </text:p>
          <text:p text:style-name="P1"/>
          <text:p text:style-name="P1">«Запущена вторая копияBUtil </text:p>
          <text:p text:style-name="P1">планировщика. </text:p>
          <text:p text:style-name="P1">Приложение сейчас завершит </text:p>
          <text:p text:style-name="P1">свою работу»</text:p>
        </draw:rect>
        <draw:connector draw:style-name="gr14" draw:text-style-name="P1" draw:layer="layout" svg:x1="36.2cm" svg:y1="15.799cm" svg:x2="10.3cm" svg:y2="30.5cm" draw:start-shape="id80" draw:start-glue-point="5" draw:end-shape="id79" draw:end-glue-point="0" svg:d="m36200 15799h-25900v14701">
          <text:p/>
        </draw:connector>
        <draw:ellipse draw:style-name="gr13" draw:text-style-name="P1" draw:id="id81" draw:layer="layout" svg:width="11cm" svg:height="1.5cm" svg:x="3cm" svg:y="61cm">
          <text:p text:style-name="P1">Начало</text:p>
        </draw:ellipse>
        <draw:frame draw:style-name="gr15" draw:layer="layout" svg:width="10.5cm" svg:height="1.25cm" svg:x="3.5cm" svg:y="59.5cm">
          <draw:text-box>
            <text:p>3. Конфигуратор</text:p>
          </draw:text-box>
        </draw:frame>
        <draw:connector draw:style-name="gr29" draw:text-style-name="P1" draw:layer="layout" svg:x1="8.5cm" svg:y1="62.5cm" svg:x2="8.498cm" svg:y2="64cm" draw:start-shape="id81" draw:start-glue-point="2" draw:end-shape="id82" draw:end-glue-point="4" svg:d="m8500 62500v750h-2v750">
          <text:p/>
        </draw:connector>
        <draw:ellipse draw:style-name="gr13" draw:text-style-name="P1" draw:id="id84" draw:layer="layout" svg:width="11cm" svg:height="1.5cm" svg:x="3cm" svg:y="77.4cm">
          <text:p text:style-name="P1">Конец</text:p>
        </draw:ellipse>
        <draw:connector draw:style-name="gr29" draw:text-style-name="P1" draw:id="id86" draw:layer="layout" svg:x1="8.5cm" svg:y1="74.7cm" svg:x2="8.5cm" svg:y2="77.4cm" draw:start-shape="id83" draw:start-glue-point="2" draw:end-shape="id84" draw:end-glue-point="0" svg:d="m8500 74700v2700">
          <text:p/>
        </draw:connector>
        <draw:custom-shape draw:style-name="gr12" draw:text-style-name="P1" draw:id="id82" draw:layer="layout" svg:width="11cm" svg:height="4.5cm" svg:x="3cm" svg:y="64cm">
          <text:p text:style-name="P1">Установлен ли</text:p>
          <text:p text:style-name="P1">Планировщик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1" draw:id="id83" draw:layer="layout" svg:width="11cm" svg:height="4cm" svg:x="3cm" svg:y="70.7cm">
          <text:p text:style-name="P1">Скрыть вкладку планировщик</text:p>
          <text:p text:style-name="P1">Отключить планировщик в </text:p>
          <text:p text:style-name="P1">настройках</text:p>
          <text:p text:style-name="P1">Сделать disabled настройку </text:p>
          <text:p text:style-name="P1">включить планировщик</text:p>
        </draw:rect>
        <draw:connector draw:style-name="gr14" draw:text-style-name="P1" draw:layer="layout" svg:x1="8.498cm" svg:y1="68.5cm" svg:x2="8.5cm" svg:y2="70.7cm" draw:start-shape="id82" draw:start-glue-point="6" draw:end-shape="id83" draw:end-glue-point="0" svg:d="m8498 68500v1101h2v1099">
          <text:p/>
        </draw:connector>
        <draw:frame draw:style-name="gr32" draw:layer="layout" svg:width="2cm" svg:height="0.963cm" svg:x="7.1cm" svg:y="69cm">
          <draw:text-box>
            <text:p>Нет</text:p>
          </draw:text-box>
        </draw:frame>
        <draw:rect draw:style-name="gr13" draw:text-style-name="P1" draw:id="id85" draw:layer="layout" svg:width="9.5cm" svg:height="1.5cm" svg:x="15cm" svg:y="70.7cm">
          <text:p text:style-name="P1">Нормальный запуск</text:p>
        </draw:rect>
        <draw:connector draw:style-name="gr14" draw:text-style-name="P1" draw:layer="layout" svg:x1="14cm" svg:y1="66.249cm" svg:x2="19.75cm" svg:y2="70.7cm" draw:start-shape="id82" draw:start-glue-point="7" draw:end-shape="id85" svg:d="m14000 66249h5750v4451">
          <text:p/>
        </draw:connector>
        <draw:frame draw:style-name="gr15" draw:layer="layout" svg:width="2cm" svg:height="1.25cm" svg:x="14cm" svg:y="65.4cm">
          <draw:text-box>
            <text:p>Да</text:p>
          </draw:text-box>
        </draw:frame>
        <draw:connector draw:style-name="gr17" draw:text-style-name="P1" draw:layer="layout" draw:line-skew="2.6cm" svg:x1="19.75cm" svg:y1="72.2cm" svg:x2="8.5cm" svg:y2="76.05cm" draw:start-shape="id85" draw:start-glue-point="2" draw:end-shape="id86" draw:end-glue-point="0" svg:d="m19750 72200v3850h-11250v0">
          <text:p/>
        </draw:connector>
        <draw:custom-shape draw:style-name="gr12" draw:text-style-name="P1" draw:id="id78" draw:layer="layout" svg:width="10cm" svg:height="2.1cm" svg:x="36.2cm" svg:y="10.8cm">
          <text:p text:style-name="P1">Есть ли настройк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id="id76" draw:layer="layout" svg:width="10cm" svg:height="4cm" svg:x="36.2cm" svg:y="25.8cm">
          <text:p text:style-name="P1">Разрешен ли запуск </text:p>
          <text:p text:style-name="P1">в настройках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12.9cm" svg:x2="41.199cm" svg:y2="13.8cm" draw:start-shape="id78" draw:start-glue-point="6" draw:end-shape="id80" draw:end-glue-point="4" svg:d="m41199 12900v900">
          <text:p/>
        </draw:connector>
        <draw:connector draw:style-name="gr14" draw:text-style-name="P1" draw:layer="layout" svg:x1="41.199cm" svg:y1="19.1cm" svg:x2="41.199cm" svg:y2="17.798cm" draw:start-shape="id87" draw:start-glue-point="4" draw:end-shape="id80" draw:end-glue-point="6" svg:d="m41199 19100v-1302">
          <text:p/>
        </draw:connector>
        <draw:frame draw:style-name="gr18" draw:layer="layout" svg:width="2cm" svg:height="1.75cm" svg:x="39.5cm" svg:y="17.75cm">
          <draw:text-box>
            <text:p>Да</text:p>
          </draw:text-box>
        </draw:frame>
        <draw:frame draw:style-name="gr15" draw:layer="layout" svg:width="1.5cm" svg:height="1.25cm" svg:x="39.5cm" svg:y="13cm">
          <draw:text-box>
            <text:p>Да</text:p>
          </draw:text-box>
        </draw:frame>
        <draw:rect draw:style-name="gr13" draw:text-style-name="P1" draw:id="id88" draw:layer="layout" svg:width="8cm" svg:height="6cm" svg:x="1cm" svg:y="37.5cm">
          <text:p text:style-name="P1">Отображение сообщения</text:p>
          <text:p text:style-name="P1">«Настройки не заданы. </text:p>
          <text:p text:style-name="P1">Настройки задать </text:p>
          <text:p text:style-name="P1">можно в конфигураторе.</text:p>
          <text:p text:style-name="P1"/>
          <text:p text:style-name="P1">Приложение сейчас </text:p>
          <text:p text:style-name="P1">завершит свою работу»</text:p>
        </draw:rect>
        <draw:connector draw:style-name="gr14" draw:text-style-name="P1" draw:layer="layout" svg:x1="36.2cm" svg:y1="11.849cm" svg:x2="5cm" svg:y2="37.5cm" draw:start-shape="id78" draw:start-glue-point="5" draw:end-shape="id88" draw:end-glue-point="0" svg:d="m36200 11849h-31200v25651">
          <text:p/>
        </draw:connector>
        <draw:frame draw:style-name="gr33" draw:layer="layout" svg:width="2cm" svg:height="1cm" svg:x="34cm" svg:y="11.1cm">
          <draw:text-box>
            <text:p>Нет</text:p>
          </draw:text-box>
        </draw:frame>
        <draw:rect draw:style-name="gr13" draw:text-style-name="P1" draw:id="id89" draw:layer="layout" svg:width="7.9cm" svg:height="6cm" svg:x="17cm" svg:y="44cm">
          <text:p text:style-name="P1">Отображение сообщения</text:p>
          <text:p text:style-name="P1">«Запуск запрещен. </text:p>
          <text:p text:style-name="P1">Изменить настройки </text:p>
          <text:p text:style-name="P1">можно в конфигураторе.</text:p>
          <text:p text:style-name="P1"/>
          <text:p text:style-name="P1">Приложение сейчас </text:p>
          <text:p text:style-name="P1">завершит свою работу»</text:p>
        </draw:rect>
        <draw:frame draw:style-name="gr33" draw:layer="layout" svg:width="2cm" svg:height="1cm" svg:x="34cm" svg:y="15cm">
          <draw:text-box>
            <text:p>Нет</text:p>
          </draw:text-box>
        </draw:frame>
        <draw:connector draw:style-name="gr14" draw:text-style-name="P1" draw:layer="layout" svg:x1="36.2cm" svg:y1="27.799cm" svg:x2="20.95cm" svg:y2="44cm" draw:start-shape="id76" draw:start-glue-point="5" draw:end-shape="id89" draw:end-glue-point="0" svg:d="m36200 27799h-15250v16201">
          <text:p/>
        </draw:connector>
        <draw:connector draw:style-name="gr17" draw:text-style-name="P1" draw:layer="layout" draw:line-skew="1.611cm" svg:x1="20.95cm" svg:y1="50cm" svg:x2="33.13cm" svg:y2="53.722cm" draw:start-shape="id89" draw:start-glue-point="2" svg:d="m20950 50000v3722h12180v0">
          <text:p/>
        </draw:connector>
        <draw:connector draw:style-name="gr17" draw:text-style-name="P1" draw:layer="layout" draw:line-skew="6.689cm" svg:x1="5cm" svg:y1="43.5cm" svg:x2="33.196cm" svg:y2="57.378cm" draw:start-shape="id88" draw:start-glue-point="2" svg:d="m5000 43500v13878h28196v0">
          <text:p/>
        </draw:connector>
        <draw:custom-shape draw:style-name="gr12" draw:text-style-name="P1" draw:id="id87" draw:layer="layout" svg:width="10cm" svg:height="4cm" svg:x="36.2cm" svg:y="19.1cm">
          <text:p text:style-name="P1">В порядке ли компоненты</text:p>
          <text:p text:style-name="P1">7-zi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23.098cm" svg:x2="41.199cm" svg:y2="25.8cm" draw:start-shape="id87" draw:start-glue-point="6" draw:end-shape="id76" draw:end-glue-point="4" svg:d="m41199 23098v2702">
          <text:p/>
        </draw:connector>
        <draw:frame draw:style-name="gr33" draw:layer="layout" svg:width="1.5cm" svg:height="1cm" svg:x="40cm" svg:y="23.5cm">
          <draw:text-box>
            <text:p>Да</text:p>
          </draw:text-box>
        </draw:frame>
        <draw:rect draw:style-name="gr13" draw:text-style-name="P1" draw:id="id90" draw:layer="layout" svg:width="11cm" svg:height="5.5cm" svg:x="10.7cm" svg:y="22cm">
          <text:p text:style-name="P1">Отображение сообщения </text:p>
          <text:p text:style-name="P1">самозакрывающегося </text:p>
          <text:p text:style-name="P1"/>
          <text:p text:style-name="P1">«Компоненты 7-zip повреждены. </text:p>
          <text:p text:style-name="P1">Вам нужно переустановить утилиту</text:p>
          <text:p text:style-name="P1"/>
          <text:p text:style-name="P1">Приложение сейчас </text:p>
          <text:p text:style-name="P1">завершит <text:s/>свою работу»</text:p>
        </draw:rect>
        <draw:connector draw:style-name="gr14" draw:text-style-name="P1" draw:layer="layout" svg:x1="36.2cm" svg:y1="21.099cm" svg:x2="16.2cm" svg:y2="22cm" draw:start-shape="id87" draw:start-glue-point="5" draw:end-shape="id90" draw:end-glue-point="0" svg:d="m36200 21099h-20000v901">
          <text:p/>
        </draw:connector>
        <draw:connector draw:style-name="gr17" draw:text-style-name="P1" draw:layer="layout" draw:line-skew="13.374cm" svg:x1="16.2cm" svg:y1="27.5cm" svg:x2="33.21cm" svg:y2="54.846cm" draw:start-shape="id90" draw:start-glue-point="2" svg:d="m16200 27500v27346h17010v0">
          <text:p/>
        </draw:connector>
        <draw:frame draw:style-name="gr33" draw:layer="layout" svg:width="2cm" svg:height="1cm" svg:x="34cm" svg:y="20cm">
          <draw:text-box>
            <text:p>Нет</text:p>
          </draw:text-box>
        </draw:frame>
      </draw:page>
      <draw:page draw:name="page4" draw:style-name="dp1" draw:master-page-name="Обычный">
        <draw:ellipse draw:style-name="gr13" draw:text-style-name="P1" draw:id="id100" draw:layer="layout" svg:width="11cm" svg:height="1.5cm" svg:x="35.7cm" svg:y="8.5cm">
          <text:p text:style-name="P1">Start</text:p>
        </draw:ellipse>
        <draw:custom-shape draw:style-name="gr12" draw:text-style-name="P1" draw:id="id91" draw:layer="layout" svg:width="10cm" svg:height="4cm" svg:x="36.2cm" svg:y="32.3cm">
          <text:p text:style-name="P1">Is there a parame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3" draw:text-style-name="P1" draw:id="id92" draw:layer="layout" svg:width="16cm" svg:height="6.5cm" svg:x="25.2cm" svg:y="39.3cm">
          <text:p text:style-name="P1">Showing the message</text:p>
          <text:p text:style-name="P1"/>
          <text:p text:style-name="P1">«BUtil scheduler is running.</text:p>
          <text:p text:style-name="P1"/>
          <text:p text:style-name="P1">For running scheduler without this message you'd run</text:p>
          <text:p text:style-name="P1">it with parameter.</text:p>
          <text:p text:style-name="P1">See the documentation for details»</text:p>
        </draw:rect>
        <draw:connector draw:style-name="gr29" draw:text-style-name="P1" draw:layer="layout" svg:x1="36.2cm" svg:y1="34.299cm" svg:x2="33.2cm" svg:y2="39.3cm" draw:start-shape="id91" draw:start-glue-point="5" draw:end-shape="id92" draw:end-glue-point="0" svg:d="m36200 34299h-3000v5001">
          <text:p/>
        </draw:connector>
        <draw:frame draw:style-name="gr30" draw:layer="layout" svg:width="2cm" svg:height="0.963cm" svg:x="33.9cm" svg:y="33.5cm">
          <draw:text-box>
            <text:p>No</text:p>
          </draw:text-box>
        </draw:frame>
        <draw:rect draw:style-name="gr13" draw:text-style-name="P1" draw:id="id95" draw:layer="layout" svg:width="16cm" svg:height="2.5cm" svg:x="25.2cm" svg:y="58.2cm">
          <text:p text:style-name="P1">Closing the application</text:p>
        </draw:rect>
        <draw:custom-shape draw:style-name="gr12" draw:text-style-name="P1" draw:id="id93" draw:layer="layout" svg:width="10cm" svg:height="5cm" svg:x="47.2cm" svg:y="36.3cm">
          <text:p text:style-name="P1">This parameter is </text:p>
          <text:p text:style-name="P1">StartWithoutMess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1" draw:layer="layout" svg:x1="46.2cm" svg:y1="34.299cm" svg:x2="52.199cm" svg:y2="36.3cm" draw:start-shape="id91" draw:start-glue-point="7" draw:end-shape="id93" draw:end-glue-point="4" svg:d="m46200 34299h5999v2001">
          <text:p/>
        </draw:connector>
        <draw:rect draw:style-name="gr13" draw:text-style-name="P1" draw:id="id96" draw:layer="layout" svg:width="13cm" svg:height="4cm" svg:x="58.2cm" svg:y="43.7cm">
          <text:p text:style-name="P1">Showing the message that </text:p>
          <text:p text:style-name="P1"/>
          <text:p text:style-name="P1">«Parameter is bad. </text:p>
          <text:p text:style-name="P1">Please see the documentation»</text:p>
        </draw:rect>
        <draw:rect draw:style-name="gr13" draw:text-style-name="P1" draw:id="id94" draw:layer="layout" svg:width="16cm" svg:height="3cm" svg:x="25.2cm" svg:y="49.8cm">
          <text:p text:style-name="P1">Scheduler processing</text:p>
        </draw:rect>
        <draw:connector draw:style-name="gr29" draw:text-style-name="P1" draw:id="id97" draw:layer="layout" svg:x1="33.2cm" svg:y1="45.8cm" svg:x2="33.2cm" svg:y2="49.8cm" draw:start-shape="id92" draw:start-glue-point="2" draw:end-shape="id94" draw:end-glue-point="0" svg:d="m33200 45800v4000">
          <text:p/>
        </draw:connector>
        <draw:connector draw:style-name="gr29" draw:text-style-name="P1" draw:layer="layout" svg:x1="33.2cm" svg:y1="52.8cm" svg:x2="33.2cm" svg:y2="58.2cm" draw:start-shape="id94" draw:start-glue-point="2" draw:end-shape="id95" draw:end-glue-point="0" svg:d="m33200 52800v5400">
          <text:p/>
        </draw:connector>
        <draw:connector draw:style-name="gr31" draw:text-style-name="P1" draw:layer="layout" draw:line-skew="3.056cm" svg:x1="64.7cm" svg:y1="47.7cm" svg:x2="33.264cm" svg:y2="54.312cm" draw:start-shape="id96" draw:start-glue-point="2" svg:d="m64700 47700v6612h-31436v0">
          <text:p/>
        </draw:connector>
        <draw:connector draw:style-name="gr31" draw:text-style-name="P1" draw:layer="layout" draw:line-skew="4.249cm" svg:x1="52.199cm" svg:y1="41.3cm" svg:x2="33.2cm" svg:y2="47.8cm" draw:start-shape="id93" draw:start-glue-point="6" draw:end-shape="id97" draw:end-glue-point="0" svg:d="m52199 41300v6500h-18999v0">
          <text:p/>
        </draw:connector>
        <draw:connector draw:style-name="gr29" draw:text-style-name="P1" draw:layer="layout" svg:x1="57.2cm" svg:y1="38.799cm" svg:x2="64.7cm" svg:y2="43.7cm" draw:start-shape="id93" draw:start-glue-point="7" draw:end-shape="id96" draw:end-glue-point="0" svg:d="m57200 38799h7500v4901">
          <text:p/>
        </draw:connector>
        <draw:frame draw:style-name="gr32" draw:layer="layout" svg:width="2cm" svg:height="0.963cm" svg:x="57.6cm" svg:y="38cm">
          <draw:text-box>
            <text:p>No</text:p>
          </draw:text-box>
        </draw:frame>
        <draw:frame draw:style-name="gr33" draw:layer="layout" svg:width="2cm" svg:height="1cm" svg:x="50.5cm" svg:y="41.5cm">
          <draw:text-box>
            <text:p>Yes</text:p>
          </draw:text-box>
        </draw:frame>
        <draw:ellipse draw:style-name="gr13" draw:text-style-name="P1" draw:id="id98" draw:layer="layout" svg:width="16cm" svg:height="2cm" svg:x="25.2cm" svg:y="63.8cm">
          <text:p text:style-name="P1">Exit</text:p>
        </draw:ellipse>
        <draw:connector draw:style-name="gr29" draw:text-style-name="P1" draw:layer="layout" svg:x1="33.2cm" svg:y1="60.7cm" svg:x2="33.2cm" svg:y2="63.8cm" draw:start-shape="id95" draw:start-glue-point="2" draw:end-shape="id98" draw:end-glue-point="0" svg:d="m33200 60700v3100">
          <text:p/>
        </draw:connector>
        <draw:custom-shape draw:style-name="gr12" draw:text-style-name="P1" draw:id="id103" draw:layer="layout" svg:width="10cm" svg:height="4cm" svg:x="36.2cm" svg:y="13.8cm">
          <text:p text:style-name="P1">Is a single instance running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29.798cm" svg:x2="41.199cm" svg:y2="32.3cm" draw:start-shape="id99" draw:start-glue-point="6" draw:end-shape="id91" draw:end-glue-point="4" svg:d="m41199 29798v2502">
          <text:p/>
        </draw:connector>
        <draw:frame draw:style-name="gr33" draw:layer="layout" svg:width="2cm" svg:height="1cm" svg:x="39.5cm" svg:y="29.9cm">
          <draw:text-box>
            <text:p>Yes</text:p>
          </draw:text-box>
        </draw:frame>
        <draw:connector draw:style-name="gr14" draw:text-style-name="P1" draw:layer="layout" svg:x1="41.2cm" svg:y1="10cm" svg:x2="41.199cm" svg:y2="10.8cm" draw:start-shape="id100" draw:start-glue-point="2" draw:end-shape="id101" draw:end-glue-point="4" svg:d="m41200 10000v400h-1v400">
          <text:p/>
        </draw:connector>
        <draw:connector draw:style-name="gr34" draw:text-style-name="P1" draw:layer="layout" draw:line-skew="9.602cm" svg:x1="10.3cm" svg:y1="35.5cm" svg:x2="33.21cm" svg:y2="55.205cm" draw:start-shape="id102" draw:start-glue-point="2" svg:d="m10300 35500v19705h22910v0">
          <text:p/>
        </draw:connector>
        <draw:frame draw:style-name="gr33" draw:layer="layout" svg:width="2cm" svg:height="1cm" svg:x="34cm" svg:y="26.6cm">
          <draw:text-box>
            <text:p>No</text:p>
          </draw:text-box>
        </draw:frame>
        <draw:rect draw:style-name="gr13" draw:text-style-name="P1" draw:id="id102" draw:layer="layout" svg:width="10cm" svg:height="5cm" svg:x="5.3cm" svg:y="30.5cm">
          <text:p text:style-name="P1">Show message</text:p>
          <text:p text:style-name="P1"/>
          <text:p text:style-name="P1">«Another copy of Scheduler </text:p>
          <text:p text:style-name="P1">is running</text:p>
          <text:p text:style-name="P1">Application will now close»</text:p>
        </draw:rect>
        <draw:connector draw:style-name="gr14" draw:text-style-name="P1" draw:layer="layout" svg:x1="36.2cm" svg:y1="15.799cm" svg:x2="10.3cm" svg:y2="30.5cm" draw:start-shape="id103" draw:start-glue-point="5" draw:end-shape="id102" draw:end-glue-point="0" svg:d="m36200 15799h-25900v14701">
          <text:p/>
        </draw:connector>
        <draw:custom-shape draw:style-name="gr12" draw:text-style-name="P1" draw:id="id101" draw:layer="layout" svg:width="10cm" svg:height="2.1cm" svg:x="36.2cm" svg:y="10.8cm">
          <text:p text:style-name="P1">Are the any option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id="id99" draw:layer="layout" svg:width="10cm" svg:height="4cm" svg:x="36.2cm" svg:y="25.8cm">
          <text:p text:style-name="P1">Is the startup allowed in option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12.9cm" svg:x2="41.199cm" svg:y2="13.8cm" draw:start-shape="id101" draw:start-glue-point="6" draw:end-shape="id103" draw:end-glue-point="4" svg:d="m41199 12900v900">
          <text:p/>
        </draw:connector>
        <draw:connector draw:style-name="gr14" draw:text-style-name="P1" draw:layer="layout" svg:x1="41.199cm" svg:y1="19.1cm" svg:x2="41.199cm" svg:y2="17.798cm" draw:start-shape="id104" draw:start-glue-point="4" draw:end-shape="id103" draw:end-glue-point="6" svg:d="m41199 19100v-1302">
          <text:p/>
        </draw:connector>
        <draw:frame draw:style-name="gr18" draw:layer="layout" svg:width="2cm" svg:height="1.75cm" svg:x="39.5cm" svg:y="17.75cm">
          <draw:text-box>
            <text:p>Yes</text:p>
          </draw:text-box>
        </draw:frame>
        <draw:frame draw:style-name="gr15" draw:layer="layout" svg:width="2cm" svg:height="1.25cm" svg:x="39cm" svg:y="13cm">
          <draw:text-box>
            <text:p>Yes</text:p>
          </draw:text-box>
        </draw:frame>
        <draw:rect draw:style-name="gr13" draw:text-style-name="P1" draw:id="id105" draw:layer="layout" svg:width="8cm" svg:height="6cm" svg:x="1cm" svg:y="37.5cm">
          <text:p text:style-name="P1">Show message</text:p>
          <text:p text:style-name="P1">«There're no</text:p>
          <text:p text:style-name="P1">settings.</text:p>
          <text:p text:style-name="P1">You can configure Scheduler</text:p>
          <text:p text:style-name="P1">in Configurator</text:p>
          <text:p text:style-name="P1"/>
          <text:p text:style-name="P1">Application will now close»</text:p>
        </draw:rect>
        <draw:connector draw:style-name="gr14" draw:text-style-name="P1" draw:layer="layout" svg:x1="36.2cm" svg:y1="11.849cm" svg:x2="5cm" svg:y2="37.5cm" draw:start-shape="id101" draw:start-glue-point="5" draw:end-shape="id105" draw:end-glue-point="0" svg:d="m36200 11849h-31200v25651">
          <text:p/>
        </draw:connector>
        <draw:frame draw:style-name="gr33" draw:layer="layout" svg:width="2cm" svg:height="1cm" svg:x="34cm" svg:y="11.1cm">
          <draw:text-box>
            <text:p>No</text:p>
          </draw:text-box>
        </draw:frame>
        <draw:rect draw:style-name="gr13" draw:text-style-name="P1" draw:id="id106" draw:layer="layout" svg:width="7.9cm" svg:height="6cm" svg:x="17cm" svg:y="44cm">
          <text:p text:style-name="P1">Show message</text:p>
          <text:p text:style-name="P1">«Startup is forbidden in</text:p>
          <text:p text:style-name="P1">settings. You can change </text:p>
          <text:p text:style-name="P1">settings in Configurator</text:p>
          <text:p text:style-name="P1"/>
          <text:p text:style-name="P1">Application will now close»</text:p>
        </draw:rect>
        <draw:frame draw:style-name="gr33" draw:layer="layout" svg:width="2cm" svg:height="1cm" svg:x="34cm" svg:y="15cm">
          <draw:text-box>
            <text:p>No</text:p>
          </draw:text-box>
        </draw:frame>
        <draw:connector draw:style-name="gr14" draw:text-style-name="P1" draw:layer="layout" svg:x1="36.2cm" svg:y1="27.799cm" svg:x2="20.95cm" svg:y2="44cm" draw:start-shape="id99" draw:start-glue-point="5" draw:end-shape="id106" draw:end-glue-point="0" svg:d="m36200 27799h-15250v16201">
          <text:p/>
        </draw:connector>
        <draw:connector draw:style-name="gr17" draw:text-style-name="P1" draw:layer="layout" draw:line-skew="1.611cm" svg:x1="20.95cm" svg:y1="50cm" svg:x2="33.13cm" svg:y2="53.722cm" draw:start-shape="id106" draw:start-glue-point="2" svg:d="m20950 50000v3722h12180v0">
          <text:p/>
        </draw:connector>
        <draw:connector draw:style-name="gr17" draw:text-style-name="P1" draw:layer="layout" draw:line-skew="6.689cm" svg:x1="5cm" svg:y1="43.5cm" svg:x2="33.196cm" svg:y2="57.378cm" draw:start-shape="id105" draw:start-glue-point="2" svg:d="m5000 43500v13878h28196v0">
          <text:p/>
        </draw:connector>
        <draw:custom-shape draw:style-name="gr12" draw:text-style-name="P1" draw:id="id104" draw:layer="layout" svg:width="10cm" svg:height="4cm" svg:x="36.2cm" svg:y="19.1cm">
          <text:p text:style-name="P1">Are the 7-zip components o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41.199cm" svg:y1="23.098cm" svg:x2="41.199cm" svg:y2="25.8cm" draw:start-shape="id104" draw:start-glue-point="6" draw:end-shape="id99" draw:end-glue-point="4" svg:d="m41199 23098v2702">
          <text:p/>
        </draw:connector>
        <draw:frame draw:style-name="gr33" draw:layer="layout" svg:width="2cm" svg:height="1cm" svg:x="39.5cm" svg:y="23.5cm">
          <draw:text-box>
            <text:p>Yes</text:p>
          </draw:text-box>
        </draw:frame>
        <draw:rect draw:style-name="gr13" draw:text-style-name="P1" draw:id="id107" draw:layer="layout" svg:width="11cm" svg:height="5.5cm" svg:x="10.7cm" svg:y="22cm">
          <text:p text:style-name="P1">Show message</text:p>
          <text:p text:style-name="P1"/>
          <text:p text:style-name="P1">«7-zip component is broken.You </text:p>
          <text:p text:style-name="P1">should reinstall software</text:p>
          <text:p text:style-name="P1"/>
          <text:p text:style-name="P1">Application will now close»</text:p>
        </draw:rect>
        <draw:connector draw:style-name="gr14" draw:text-style-name="P1" draw:layer="layout" svg:x1="36.2cm" svg:y1="21.099cm" svg:x2="16.2cm" svg:y2="22cm" draw:start-shape="id104" draw:start-glue-point="5" draw:end-shape="id107" draw:end-glue-point="0" svg:d="m36200 21099h-20000v901">
          <text:p/>
        </draw:connector>
        <draw:connector draw:style-name="gr17" draw:text-style-name="P1" draw:layer="layout" draw:line-skew="13.374cm" svg:x1="16.2cm" svg:y1="27.5cm" svg:x2="33.21cm" svg:y2="54.846cm" draw:start-shape="id107" draw:start-glue-point="2" svg:d="m16200 27500v27297h17010v49">
          <text:p/>
        </draw:connector>
        <draw:frame draw:style-name="gr33" draw:layer="layout" svg:width="2cm" svg:height="1cm" svg:x="34cm" svg:y="20cm">
          <draw:text-box>
            <text:p>No</text:p>
          </draw:text-box>
        </draw:frame>
        <draw:frame draw:style-name="gr35" draw:text-style-name="P2" draw:layer="layout" svg:width="82.1cm" svg:height="6.559cm" svg:x="1cm" svg:y="1cm">
          <draw:text-box>
            <text:p text:style-name="P2"><text:span text:style-name="T3">Англоязычная копия блок-схемы работы Планировщика для документаци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Сергей Кучук</meta:initial-creator>
    <meta:creation-date>2009-07-23T23:08:53.82</meta:creation-date>
    <dc:date>2009-08-06T20:43:12.35</dc:date>
    <dc:creator>Сергей Кучук</dc:creator>
    <meta:editing-duration>PT07H42M42S</meta:editing-duration>
    <meta:editing-cycles>39</meta:editing-cycles>
    <meta:generator>OpenOffice.org/3.0$Win32 OpenOffice.org_project/300m15$Build-9379</meta:generator>
    <meta:document-statistic meta:object-count="319"/>
    <meta:user-defined meta:name="Поле 1"/>
    <meta:user-defined meta:name="Поле 2"/>
    <meta:user-defined meta:name="Поле 3"/>
    <meta:user-defined meta:name="Поле 4"/>
  </office:meta>
</office:document-meta>
</file>